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5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<text:s text:c="10"/>Vario = AvrgV / (i-1)</text:p>
          </table:table-cell>
          <table:table-cell table:number-columns-repeated="7"/>
          <table:table-cell table:style-name="ce1" office:value-type="string" calcext:value-type="string">
            <text:p>Vario = ( AvrgV + kal[0]) / (i);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<text:s text:c="10"/>Vario = (Vario <text:s/>+ kal[0]) / 2</text:p>
          </table:table-cell>
          <table:table-cell table:number-columns-repeated="3"/>
          <table:table-cell table:style-name="ce2" office:value-type="string" calcext:value-type="string">
            <text:p>MIN :</text:p>
          </table:table-cell>
          <table:table-cell table:style-name="ce3" table:formula="of:=MIN([.F9:.F392])" office:value-type="float" office:value="-0.17" calcext:value-type="float">
            <text:p>-0,1700</text:p>
          </table:table-cell>
          <table:table-cell table:number-columns-repeated="6"/>
          <table:table-cell table:style-name="ce2" office:value-type="string" calcext:value-type="string">
            <text:p>MIN :</text:p>
          </table:table-cell>
          <table:table-cell table:style-name="ce3" table:formula="of:=MIN([.N9:.N392])" office:value-type="float" office:value="-0.25" calcext:value-type="float">
            <text:p>-0,2500</text:p>
          </table:table-cell>
          <table:table-cell table:number-columns-repeated="6"/>
          <table:table-cell table:style-name="ce2" office:value-type="string" calcext:value-type="string">
            <text:p>MIN :</text:p>
          </table:table-cell>
          <table:table-cell table:style-name="ce3" table:formula="of:=MIN([.V9:.V392])" office:value-type="float" office:value="-0.14" calcext:value-type="float">
            <text:p>-0,1400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MAX :</text:p>
          </table:table-cell>
          <table:table-cell table:style-name="ce3" table:formula="of:=MAX([.F9:.F392])" office:value-type="float" office:value="0.17" calcext:value-type="float">
            <text:p>0,1700</text:p>
          </table:table-cell>
          <table:table-cell table:number-columns-repeated="6"/>
          <table:table-cell table:style-name="ce2" office:value-type="string" calcext:value-type="string">
            <text:p>MAX :</text:p>
          </table:table-cell>
          <table:table-cell table:style-name="ce3" table:formula="of:=MAX([.N9:.N392])" office:value-type="float" office:value="0.35" calcext:value-type="float">
            <text:p>0,3500</text:p>
          </table:table-cell>
          <table:table-cell table:number-columns-repeated="6"/>
          <table:table-cell table:style-name="ce2" office:value-type="string" calcext:value-type="string">
            <text:p>MAX :</text:p>
          </table:table-cell>
          <table:table-cell table:style-name="ce3" table:formula="of:=MAX([.V9:.V392])" office:value-type="float" office:value="0.13" calcext:value-type="float">
            <text:p>0,1300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STABW :</text:p>
          </table:table-cell>
          <table:table-cell table:style-name="ce3" table:formula="of:=STDEV([.F9:.F392])" office:value-type="float" office:value="0.0612927740467678" calcext:value-type="float">
            <text:p>0,0613</text:p>
          </table:table-cell>
          <table:table-cell table:number-columns-repeated="6"/>
          <table:table-cell table:style-name="ce2" office:value-type="string" calcext:value-type="string">
            <text:p>STABW :</text:p>
          </table:table-cell>
          <table:table-cell table:style-name="ce3" table:formula="of:=STDEV([.N9:.N392])" office:value-type="float" office:value="0.0990851181544771" calcext:value-type="float">
            <text:p>0,0991</text:p>
          </table:table-cell>
          <table:table-cell table:number-columns-repeated="6"/>
          <table:table-cell table:style-name="ce2" office:value-type="string" calcext:value-type="string">
            <text:p>STABW :</text:p>
          </table:table-cell>
          <table:table-cell table:style-name="ce3" table:formula="of:=STDEV([.V9:.V392])" office:value-type="float" office:value="0.0580648430782778" calcext:value-type="float">
            <text:p>0,0581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23.26" calcext:value-type="float">
            <text:p>23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23.26" calcext:value-type="float">
            <text:p>23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34" calcext:value-type="float">
            <text:p>149,3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43" calcext:value-type="float">
            <text:p>149,43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0" calcext:value-type="float">
            <text:p>94420</text:p>
          </table:table-cell>
          <table:table-cell office:value-type="float" office:value="591.42" calcext:value-type="float">
            <text:p>591,42</text:p>
          </table:table-cell>
          <table:table-cell office:value-type="float" office:value="149.75" calcext:value-type="float">
            <text:p>149,75</text:p>
          </table:table-cell>
          <table:table-cell office:value-type="float" office:value="0.6" calcext:value-type="float">
            <text:p>0,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2" calcext:value-type="float">
            <text:p>94402</text:p>
          </table:table-cell>
          <table:table-cell office:value-type="float" office:value="593.01" calcext:value-type="float">
            <text:p>593,01</text:p>
          </table:table-cell>
          <table:table-cell office:value-type="float" office:value="149.58" calcext:value-type="float">
            <text:p>149,58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6" calcext:value-type="float">
            <text:p>149,66</text:p>
          </table:table-cell>
          <table:table-cell office:value-type="float" office:value="-0.58" calcext:value-type="float">
            <text:p>-0,58</text:p>
          </table:table-cell>
          <table:table-cell office:value-type="float" office:value="-0.23" calcext:value-type="float">
            <text:p>-0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99" calcext:value-type="float">
            <text:p>149,99</text:p>
          </table:table-cell>
          <table:table-cell office:value-type="float" office:value="-1.18" calcext:value-type="float">
            <text:p>-1,1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2" calcext:value-type="float">
            <text:p>149,92</text:p>
          </table:table-cell>
          <table:table-cell office:value-type="float" office:value="-1.76" calcext:value-type="float">
            <text:p>-1,7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82" calcext:value-type="float">
            <text:p>149,82</text:p>
          </table:table-cell>
          <table:table-cell office:value-type="float" office:value="0.58" calcext:value-type="float">
            <text:p>0,58</text:p>
          </table:table-cell>
          <table:table-cell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57" calcext:value-type="float">
            <text:p>149,57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73" calcext:value-type="float">
            <text:p>149,73</text:p>
          </table:table-cell>
          <table:table-cell office:value-type="float" office:value="1.18" calcext:value-type="float">
            <text:p>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5" calcext:value-type="float">
            <text:p>149,5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25" calcext:value-type="float">
            <text:p>-0,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50.09" calcext:value-type="float">
            <text:p>150,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95" calcext:value-type="float">
            <text:p>149,95</text:p>
          </table:table-cell>
          <table:table-cell office:value-type="float" office:value="-0.58" calcext:value-type="float">
            <text:p>-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" calcext:value-type="float">
            <text:p>150</text:p>
          </table:table-cell>
          <table:table-cell office:value-type="float" office:value="2.34" calcext:value-type="float">
            <text:p>2,34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34" calcext:value-type="float">
            <text:p>149,34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46" calcext:value-type="float">
            <text:p>149,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" calcext:value-type="float">
            <text:p>149,9</text:p>
          </table:table-cell>
          <table:table-cell office:value-type="float" office:value="-1.16" calcext:value-type="float">
            <text:p>-1,16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94" calcext:value-type="float">
            <text:p>149,94</text:p>
          </table:table-cell>
          <table:table-cell office:value-type="float" office:value="1.16" calcext:value-type="float">
            <text:p>1,16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8" calcext:value-type="float">
            <text:p>149,58</text:p>
          </table:table-cell>
          <table:table-cell office:value-type="float" office:value="-0.6" calcext:value-type="float">
            <text:p>-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1" calcext:value-type="float">
            <text:p>150,0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98" calcext:value-type="float">
            <text:p>149,98</text:p>
          </table:table-cell>
          <table:table-cell office:value-type="float" office:value="-1.16" calcext:value-type="float">
            <text:p>-1,1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8" calcext:value-type="float">
            <text:p>149,78</text:p>
          </table:table-cell>
          <table:table-cell office:value-type="float" office:value="1.16" calcext:value-type="float">
            <text:p>1,1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17" calcext:value-type="float">
            <text:p>1,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4" calcext:value-type="float">
            <text:p>149,3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3" calcext:value-type="float">
            <text:p>149,33</text:p>
          </table:table-cell>
          <table:table-cell office:value-type="float" office:value="-1.17" calcext:value-type="float">
            <text:p>-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0" calcext:value-type="float">
            <text:p>94420</text:p>
          </table:table-cell>
          <table:table-cell office:value-type="float" office:value="591.42" calcext:value-type="float">
            <text:p>591,42</text:p>
          </table:table-cell>
          <table:table-cell office:value-type="float" office:value="149.64" calcext:value-type="float">
            <text:p>149,64</text:p>
          </table:table-cell>
          <table:table-cell office:value-type="float" office:value="0.6" calcext:value-type="float">
            <text:p>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4" calcext:value-type="float">
            <text:p>149,84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2" calcext:value-type="float">
            <text:p>149,92</text:p>
          </table:table-cell>
          <table:table-cell office:value-type="float" office:value="0.58" calcext:value-type="float">
            <text:p>0,5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50.1" calcext:value-type="float">
            <text:p>150,1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2" calcext:value-type="float">
            <text:p>149,82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6" calcext:value-type="float">
            <text:p>150,06</text:p>
          </table:table-cell>
          <table:table-cell office:value-type="float" office:value="-1.76" calcext:value-type="float">
            <text:p>-1,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66" calcext:value-type="float">
            <text:p>149,6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8" calcext:value-type="float">
            <text:p>149,6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" calcext:value-type="float">
            <text:p>149,6</text:p>
          </table:table-cell>
          <table:table-cell office:value-type="float" office:value="1.77" calcext:value-type="float">
            <text:p>1,7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5" calcext:value-type="float">
            <text:p>94425</text:p>
          </table:table-cell>
          <table:table-cell office:value-type="float" office:value="590.98" calcext:value-type="float">
            <text:p>590,98</text:p>
          </table:table-cell>
          <table:table-cell office:value-type="float" office:value="149.75" calcext:value-type="float">
            <text:p>149,75</text:p>
          </table:table-cell>
          <table:table-cell office:value-type="float" office:value="-1.76" calcext:value-type="float">
            <text:p>-1,76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5" calcext:value-type="float">
            <text:p>149,35</text:p>
          </table:table-cell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8" calcext:value-type="float">
            <text:p>149,9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95" calcext:value-type="float">
            <text:p>149,95</text:p>
          </table:table-cell>
          <table:table-cell office:value-type="float" office:value="1.76" calcext:value-type="float">
            <text:p>1,7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6" calcext:value-type="float">
            <text:p>149,66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7" calcext:value-type="float">
            <text:p>149,7</text:p>
          </table:table-cell>
          <table:table-cell office:value-type="float" office:value="-0.58" calcext:value-type="float">
            <text:p>-0,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57" calcext:value-type="float">
            <text:p>149,5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6" calcext:value-type="float">
            <text:p>149,66</text:p>
          </table:table-cell>
          <table:table-cell office:value-type="float" office:value="1.18" calcext:value-type="float">
            <text:p>1,1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6" calcext:value-type="float">
            <text:p>149,86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52" calcext:value-type="float">
            <text:p>149,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6" calcext:value-type="float">
            <text:p>149,56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5" calcext:value-type="float">
            <text:p>149,9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51" calcext:value-type="float">
            <text:p>149,5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57" calcext:value-type="float">
            <text:p>149,57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9" calcext:value-type="float">
            <text:p>149,99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89" calcext:value-type="float">
            <text:p>149,89</text:p>
          </table:table-cell>
          <table:table-cell office:value-type="float" office:value="-1.16" calcext:value-type="float">
            <text:p>-1,16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2" calcext:value-type="float">
            <text:p>149,3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9" calcext:value-type="float">
            <text:p>149,4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56" calcext:value-type="float">
            <text:p>149,56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4" calcext:value-type="float">
            <text:p>149,94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74" calcext:value-type="float">
            <text:p>149,74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4" calcext:value-type="float">
            <text:p>149,64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8" calcext:value-type="float">
            <text:p>149,98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26" calcext:value-type="float">
            <text:p>149,26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95" calcext:value-type="float">
            <text:p>149,95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1" calcext:value-type="float">
            <text:p>149,51</text:p>
          </table:table-cell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28" calcext:value-type="float">
            <text:p>149,28</text:p>
          </table:table-cell>
          <table:table-cell office:value-type="float" office:value="-0.58" calcext:value-type="float">
            <text:p>-0,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77" calcext:value-type="float">
            <text:p>-1,7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8" calcext:value-type="float">
            <text:p>149,58</text:p>
          </table:table-cell>
          <table:table-cell office:value-type="float" office:value="-0.6" calcext:value-type="float">
            <text:p>-0,6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85" calcext:value-type="float">
            <text:p>149,85</text:p>
          </table:table-cell>
          <table:table-cell office:value-type="float" office:value="1.16" calcext:value-type="float">
            <text:p>1,1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.01" calcext:value-type="float">
            <text:p>150,01</text:p>
          </table:table-cell>
          <table:table-cell office:value-type="float" office:value="0.58" calcext:value-type="float">
            <text:p>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6" calcext:value-type="float">
            <text:p>149,56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25" calcext:value-type="float">
            <text:p>149,25</text:p>
          </table:table-cell>
          <table:table-cell office:value-type="float" office:value="-0.58" calcext:value-type="float">
            <text:p>-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4" calcext:value-type="float">
            <text:p>149,8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5" calcext:value-type="float">
            <text:p>149,4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0" calcext:value-type="float">
            <text:p>94420</text:p>
          </table:table-cell>
          <table:table-cell office:value-type="float" office:value="591.42" calcext:value-type="float">
            <text:p>591,42</text:p>
          </table:table-cell>
          <table:table-cell office:value-type="float" office:value="149.75" calcext:value-type="float">
            <text:p>149,75</text:p>
          </table:table-cell>
          <table:table-cell office:value-type="float" office:value="1.18" calcext:value-type="float">
            <text:p>1,1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45" calcext:value-type="float">
            <text:p>149,45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5" calcext:value-type="float">
            <text:p>149,95</text:p>
          </table:table-cell>
          <table:table-cell office:value-type="float" office:value="0.6" calcext:value-type="float">
            <text:p>0,6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4" calcext:value-type="float">
            <text:p>94424</text:p>
          </table:table-cell>
          <table:table-cell office:value-type="float" office:value="591.07" calcext:value-type="float">
            <text:p>591,07</text:p>
          </table:table-cell>
          <table:table-cell office:value-type="float" office:value="149.75" calcext:value-type="float">
            <text:p>149,75</text:p>
          </table:table-cell>
          <table:table-cell office:value-type="float" office:value="-2.36" calcext:value-type="float">
            <text:p>-2,36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6" calcext:value-type="float">
            <text:p>-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87" calcext:value-type="float">
            <text:p>149,87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58" calcext:value-type="float">
            <text:p>149,58</text:p>
          </table:table-cell>
          <table:table-cell office:value-type="float" office:value="1.77" calcext:value-type="float">
            <text:p>1,7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1" calcext:value-type="float">
            <text:p>149,6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5" calcext:value-type="float">
            <text:p>149,95</text:p>
          </table:table-cell>
          <table:table-cell office:value-type="float" office:value="1.18" calcext:value-type="float">
            <text:p>1,1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68" calcext:value-type="float">
            <text:p>149,68</text:p>
          </table:table-cell>
          <table:table-cell office:value-type="float" office:value="-0.58" calcext:value-type="float">
            <text:p>-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5" calcext:value-type="float">
            <text:p>149,6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3" calcext:value-type="float">
            <text:p>149,3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0" calcext:value-type="float">
            <text:p>94420</text:p>
          </table:table-cell>
          <table:table-cell office:value-type="float" office:value="591.42" calcext:value-type="float">
            <text:p>591,42</text:p>
          </table:table-cell>
          <table:table-cell office:value-type="float" office:value="149.74" calcext:value-type="float">
            <text:p>149,74</text:p>
          </table:table-cell>
          <table:table-cell office:value-type="float" office:value="1.18" calcext:value-type="float">
            <text:p>1,1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6" calcext:value-type="float">
            <text:p>149,56</text:p>
          </table:table-cell>
          <table:table-cell office:value-type="float" office:value="0.58" calcext:value-type="float">
            <text:p>0,5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9" calcext:value-type="float">
            <text:p>150,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85" calcext:value-type="float">
            <text:p>149,85</text:p>
          </table:table-cell>
          <table:table-cell office:value-type="float" office:value="-1.18" calcext:value-type="float">
            <text:p>-1,1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9" calcext:value-type="float">
            <text:p>149,39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5" calcext:value-type="float">
            <text:p>149,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57" calcext:value-type="float">
            <text:p>149,57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1" calcext:value-type="float">
            <text:p>149,41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4" calcext:value-type="float">
            <text:p>149,9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50.07" calcext:value-type="float">
            <text:p>150,07</text:p>
          </table:table-cell>
          <table:table-cell office:value-type="float" office:value="-0.58" calcext:value-type="float">
            <text:p>-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.03" calcext:value-type="float">
            <text:p>150,03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7" calcext:value-type="float">
            <text:p>149,7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47" calcext:value-type="float">
            <text:p>149,47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1" calcext:value-type="float">
            <text:p>94401</text:p>
          </table:table-cell>
          <table:table-cell office:value-type="float" office:value="593.1" calcext:value-type="float">
            <text:p>593,1</text:p>
          </table:table-cell>
          <table:table-cell office:value-type="float" office:value="149.53" calcext:value-type="float">
            <text:p>149,53</text:p>
          </table:table-cell>
          <table:table-cell office:value-type="float" office:value="2.37" calcext:value-type="float">
            <text:p>2,3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3" calcext:value-type="float">
            <text:p>149,33</text:p>
          </table:table-cell>
          <table:table-cell office:value-type="float" office:value="1.19" calcext:value-type="float">
            <text:p>1,1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49" calcext:value-type="float">
            <text:p>149,4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8" calcext:value-type="float">
            <text:p>149,38</text:p>
          </table:table-cell>
          <table:table-cell office:value-type="float" office:value="-2.95" calcext:value-type="float">
            <text:p>-2,9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50.06" calcext:value-type="float">
            <text:p>150,0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91" calcext:value-type="float">
            <text:p>149,9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89" calcext:value-type="float">
            <text:p>149,89</text:p>
          </table:table-cell>
          <table:table-cell office:value-type="float" office:value="1.18" calcext:value-type="float">
            <text:p>1,1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1" calcext:value-type="float">
            <text:p>149,31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.11" calcext:value-type="float">
            <text:p>150,11</text:p>
          </table:table-cell>
          <table:table-cell office:value-type="float" office:value="-0.6" calcext:value-type="float">
            <text:p>-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7" calcext:value-type="float">
            <text:p>149,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9" calcext:value-type="float">
            <text:p>94419</text:p>
          </table:table-cell>
          <table:table-cell office:value-type="float" office:value="591.51" calcext:value-type="float">
            <text:p>591,51</text:p>
          </table:table-cell>
          <table:table-cell office:value-type="float" office:value="149.97" calcext:value-type="float">
            <text:p>149,97</text:p>
          </table:table-cell>
          <table:table-cell office:value-type="float" office:value="1.18" calcext:value-type="float">
            <text:p>1,1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5" calcext:value-type="float">
            <text:p>149,35</text:p>
          </table:table-cell>
          <table:table-cell office:value-type="float" office:value="-0.58" calcext:value-type="float">
            <text:p>-0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1" calcext:value-type="float">
            <text:p>149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92" calcext:value-type="float">
            <text:p>149,92</text:p>
          </table:table-cell>
          <table:table-cell office:value-type="float" office:value="-2.34" calcext:value-type="float">
            <text:p>-2,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95" calcext:value-type="float">
            <text:p>149,95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4" calcext:value-type="float">
            <text:p>149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95" calcext:value-type="float">
            <text:p>149,9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1" calcext:value-type="float">
            <text:p>149,51</text:p>
          </table:table-cell>
          <table:table-cell office:value-type="float" office:value="-1.18" calcext:value-type="float">
            <text:p>-1,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6" calcext:value-type="float">
            <text:p>150,06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37" calcext:value-type="float">
            <text:p>149,37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4" calcext:value-type="float">
            <text:p>149,44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8" calcext:value-type="float">
            <text:p>149,48</text:p>
          </table:table-cell>
          <table:table-cell office:value-type="float" office:value="1.18" calcext:value-type="float">
            <text:p>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7" calcext:value-type="float">
            <text:p>1,1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3" calcext:value-type="float">
            <text:p>149,43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8" calcext:value-type="float">
            <text:p>150,08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38" calcext:value-type="float">
            <text:p>149,38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" calcext:value-type="float">
            <text:p>149,6</text:p>
          </table:table-cell>
          <table:table-cell office:value-type="float" office:value="1.18" calcext:value-type="float">
            <text:p>1,1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67" calcext:value-type="float">
            <text:p>149,67</text:p>
          </table:table-cell>
          <table:table-cell office:value-type="float" office:value="-0.58" calcext:value-type="float">
            <text:p>-0,58</text:p>
          </table:table-cell>
          <table:table-cell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93" calcext:value-type="float">
            <text:p>149,93</text:p>
          </table:table-cell>
          <table:table-cell office:value-type="float" office:value="1.16" calcext:value-type="float">
            <text:p>1,1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78" calcext:value-type="float">
            <text:p>149,78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61" calcext:value-type="float">
            <text:p>149,61</text:p>
          </table:table-cell>
          <table:table-cell office:value-type="float" office:value="1.77" calcext:value-type="float">
            <text:p>1,7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5" calcext:value-type="float">
            <text:p>94425</text:p>
          </table:table-cell>
          <table:table-cell office:value-type="float" office:value="590.98" calcext:value-type="float">
            <text:p>590,98</text:p>
          </table:table-cell>
          <table:table-cell office:value-type="float" office:value="149.78" calcext:value-type="float">
            <text:p>149,78</text:p>
          </table:table-cell>
          <table:table-cell office:value-type="float" office:value="-2.35" calcext:value-type="float">
            <text:p>-2,35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50.04" calcext:value-type="float">
            <text:p>150,04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1" calcext:value-type="float">
            <text:p>149,51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0" calcext:value-type="float">
            <text:p>94420</text:p>
          </table:table-cell>
          <table:table-cell office:value-type="float" office:value="591.42" calcext:value-type="float">
            <text:p>591,42</text:p>
          </table:table-cell>
          <table:table-cell office:value-type="float" office:value="149.75" calcext:value-type="float">
            <text:p>149,75</text:p>
          </table:table-cell>
          <table:table-cell office:value-type="float" office:value="2.95" calcext:value-type="float">
            <text:p>2,95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4" calcext:value-type="float">
            <text:p>149,24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8" calcext:value-type="float">
            <text:p>149,9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29" calcext:value-type="float">
            <text:p>149,29</text:p>
          </table:table-cell>
          <table:table-cell office:value-type="float" office:value="-1.19" calcext:value-type="float">
            <text:p>-1,19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1" calcext:value-type="float">
            <text:p>149,7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82" calcext:value-type="float">
            <text:p>149,8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99" calcext:value-type="float">
            <text:p>149,9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2" calcext:value-type="float">
            <text:p>149,3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29" calcext:value-type="float">
            <text:p>149,2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4" calcext:value-type="float">
            <text:p>94424</text:p>
          </table:table-cell>
          <table:table-cell office:value-type="float" office:value="591.07" calcext:value-type="float">
            <text:p>591,07</text:p>
          </table:table-cell>
          <table:table-cell office:value-type="float" office:value="149.7" calcext:value-type="float">
            <text:p>149,7</text:p>
          </table:table-cell>
          <table:table-cell office:value-type="float" office:value="-0.6" calcext:value-type="float">
            <text:p>-0,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6" calcext:value-type="float">
            <text:p>149,5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26" calcext:value-type="float">
            <text:p>149,26</text:p>
          </table:table-cell>
          <table:table-cell office:value-type="float" office:value="-1.17" calcext:value-type="float">
            <text:p>-1,17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58" calcext:value-type="float">
            <text:p>149,58</text:p>
          </table:table-cell>
          <table:table-cell office:value-type="float" office:value="1.77" calcext:value-type="float">
            <text:p>1,7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5" calcext:value-type="float">
            <text:p>149,35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8" calcext:value-type="float">
            <text:p>149,58</text:p>
          </table:table-cell>
          <table:table-cell office:value-type="float" office:value="2.35" calcext:value-type="float">
            <text:p>2,3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46" calcext:value-type="float">
            <text:p>149,46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" calcext:value-type="float">
            <text:p>149,5</text:p>
          </table:table-cell>
          <table:table-cell office:value-type="float" office:value="1.77" calcext:value-type="float">
            <text:p>1,7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7" calcext:value-type="float">
            <text:p>149,77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9" calcext:value-type="float">
            <text:p>94419</text:p>
          </table:table-cell>
          <table:table-cell office:value-type="float" office:value="591.51" calcext:value-type="float">
            <text:p>591,51</text:p>
          </table:table-cell>
          <table:table-cell office:value-type="float" office:value="150.08" calcext:value-type="float">
            <text:p>150,08</text:p>
          </table:table-cell>
          <table:table-cell office:value-type="float" office:value="2.34" calcext:value-type="float">
            <text:p>2,3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8" calcext:value-type="float">
            <text:p>149,38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2" calcext:value-type="float">
            <text:p>149,92</text:p>
          </table:table-cell>
          <table:table-cell office:value-type="float" office:value="-1.18" calcext:value-type="float">
            <text:p>-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4" calcext:value-type="float">
            <text:p>94424</text:p>
          </table:table-cell>
          <table:table-cell office:value-type="float" office:value="591.07" calcext:value-type="float">
            <text:p>591,07</text:p>
          </table:table-cell>
          <table:table-cell office:value-type="float" office:value="149.41" calcext:value-type="float">
            <text:p>149,41</text:p>
          </table:table-cell>
          <table:table-cell office:value-type="float" office:value="-2.95" calcext:value-type="float">
            <text:p>-2,9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49" calcext:value-type="float">
            <text:p>149,49</text:p>
          </table:table-cell>
          <table:table-cell office:value-type="float" office:value="1.18" calcext:value-type="float">
            <text:p>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50.09" calcext:value-type="float">
            <text:p>150,09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7" calcext:value-type="float">
            <text:p>149,7</text:p>
          </table:table-cell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2" calcext:value-type="float">
            <text:p>149,62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9" calcext:value-type="float">
            <text:p>149,79</text:p>
          </table:table-cell>
          <table:table-cell office:value-type="float" office:value="1.18" calcext:value-type="float">
            <text:p>1,1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4" calcext:value-type="float">
            <text:p>149,4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63" calcext:value-type="float">
            <text:p>149,63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98" calcext:value-type="float">
            <text:p>149,98</text:p>
          </table:table-cell>
          <table:table-cell office:value-type="float" office:value="-0.58" calcext:value-type="float">
            <text:p>-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3" calcext:value-type="float">
            <text:p>149,93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9" calcext:value-type="float">
            <text:p>149,49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26" calcext:value-type="float">
            <text:p>149,2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98" calcext:value-type="float">
            <text:p>149,98</text:p>
          </table:table-cell>
          <table:table-cell office:value-type="float" office:value="1.18" calcext:value-type="float">
            <text:p>1,1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" calcext:value-type="float">
            <text:p>149,9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89" calcext:value-type="float">
            <text:p>149,89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43" calcext:value-type="float">
            <text:p>149,43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26" calcext:value-type="float">
            <text:p>149,26</text:p>
          </table:table-cell>
          <table:table-cell office:value-type="float" office:value="1.19" calcext:value-type="float">
            <text:p>1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4" calcext:value-type="float">
            <text:p>94424</text:p>
          </table:table-cell>
          <table:table-cell office:value-type="float" office:value="591.07" calcext:value-type="float">
            <text:p>591,07</text:p>
          </table:table-cell>
          <table:table-cell office:value-type="float" office:value="149.79" calcext:value-type="float">
            <text:p>149,79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28" calcext:value-type="float">
            <text:p>149,2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46" calcext:value-type="float">
            <text:p>149,46</text:p>
          </table:table-cell>
          <table:table-cell office:value-type="float" office:value="0.6" calcext:value-type="float">
            <text:p>0,6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3" calcext:value-type="float">
            <text:p>149,33</text:p>
          </table:table-cell>
          <table:table-cell office:value-type="float" office:value="-1.19" calcext:value-type="float">
            <text:p>-1,19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74" calcext:value-type="float">
            <text:p>149,74</text:p>
          </table:table-cell>
          <table:table-cell office:value-type="float" office:value="1.18" calcext:value-type="float">
            <text:p>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72" calcext:value-type="float">
            <text:p>149,72</text:p>
          </table:table-cell>
          <table:table-cell office:value-type="float" office:value="1.16" calcext:value-type="float">
            <text:p>1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9" calcext:value-type="float">
            <text:p>149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4" calcext:value-type="float">
            <text:p>149,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91" calcext:value-type="float">
            <text:p>149,91</text:p>
          </table:table-cell>
          <table:table-cell office:value-type="float" office:value="-1.16" calcext:value-type="float">
            <text:p>-1,1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3" calcext:value-type="float">
            <text:p>149,63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1" calcext:value-type="float">
            <text:p>149,81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75" calcext:value-type="float">
            <text:p>149,75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9" calcext:value-type="float">
            <text:p>149,99</text:p>
          </table:table-cell>
          <table:table-cell office:value-type="float" office:value="-1.18" calcext:value-type="float">
            <text:p>-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7" calcext:value-type="float">
            <text:p>149,57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57" calcext:value-type="float">
            <text:p>149,5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2" calcext:value-type="float">
            <text:p>149,62</text:p>
          </table:table-cell>
          <table:table-cell office:value-type="float" office:value="1.18" calcext:value-type="float">
            <text:p>1,1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3" calcext:value-type="float">
            <text:p>149,43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1" calcext:value-type="float">
            <text:p>94421</text:p>
          </table:table-cell>
          <table:table-cell office:value-type="float" office:value="591.33" calcext:value-type="float">
            <text:p>591,33</text:p>
          </table:table-cell>
          <table:table-cell office:value-type="float" office:value="149.93" calcext:value-type="float">
            <text:p>149,93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.03" calcext:value-type="float">
            <text:p>150,03</text:p>
          </table:table-cell>
          <table:table-cell office:value-type="float" office:value="-0.6" calcext:value-type="float">
            <text:p>-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74" calcext:value-type="float">
            <text:p>149,7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92" calcext:value-type="float">
            <text:p>149,92</text:p>
          </table:table-cell>
          <table:table-cell office:value-type="float" office:value="-1.16" calcext:value-type="float">
            <text:p>-1,1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4" calcext:value-type="float">
            <text:p>149,64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3" calcext:value-type="float">
            <text:p>149,53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3" calcext:value-type="float">
            <text:p>94423</text:p>
          </table:table-cell>
          <table:table-cell office:value-type="float" office:value="591.16" calcext:value-type="float">
            <text:p>591,16</text:p>
          </table:table-cell>
          <table:table-cell office:value-type="float" office:value="149.46" calcext:value-type="float">
            <text:p>149,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2" calcext:value-type="float">
            <text:p>149,3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5" calcext:value-type="float">
            <text:p>150,05</text:p>
          </table:table-cell>
          <table:table-cell office:value-type="float" office:value="1.18" calcext:value-type="float">
            <text:p>1,1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75" calcext:value-type="float">
            <text:p>149,75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86" calcext:value-type="float">
            <text:p>149,86</text:p>
          </table:table-cell>
          <table:table-cell office:value-type="float" office:value="1.18" calcext:value-type="float">
            <text:p>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5" calcext:value-type="float">
            <text:p>149,5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91" calcext:value-type="float">
            <text:p>149,9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92" calcext:value-type="float">
            <text:p>149,92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6" calcext:value-type="float">
            <text:p>149,46</text:p>
          </table:table-cell>
          <table:table-cell office:value-type="float" office:value="-0.6" calcext:value-type="float">
            <text:p>-0,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22" calcext:value-type="float">
            <text:p>94422</text:p>
          </table:table-cell>
          <table:table-cell office:value-type="float" office:value="591.24" calcext:value-type="float">
            <text:p>591,24</text:p>
          </table:table-cell>
          <table:table-cell office:value-type="float" office:value="149.59" calcext:value-type="float">
            <text:p>149,5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1" calcext:value-type="float">
            <text:p>149,31</text:p>
          </table:table-cell>
          <table:table-cell office:value-type="float" office:value="-1.19" calcext:value-type="float">
            <text:p>-1,1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9" calcext:value-type="float">
            <text:p>149,59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85" calcext:value-type="float">
            <text:p>149,85</text:p>
          </table:table-cell>
          <table:table-cell office:value-type="float" office:value="1.18" calcext:value-type="float">
            <text:p>1,1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6" calcext:value-type="float">
            <text:p>149,46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7" calcext:value-type="float">
            <text:p>149,87</text:p>
          </table:table-cell>
          <table:table-cell office:value-type="float" office:value="-1.76" calcext:value-type="float">
            <text:p>-1,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5" calcext:value-type="float">
            <text:p>149,5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50.06" calcext:value-type="float">
            <text:p>150,06</text:p>
          </table:table-cell>
          <table:table-cell office:value-type="float" office:value="1.18" calcext:value-type="float">
            <text:p>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83" calcext:value-type="float">
            <text:p>149,83</text:p>
          </table:table-cell>
          <table:table-cell office:value-type="float" office:value="1.16" calcext:value-type="float">
            <text:p>1,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4" calcext:value-type="float">
            <text:p>149,34</text:p>
          </table:table-cell>
          <table:table-cell office:value-type="float" office:value="-1.19" calcext:value-type="float">
            <text:p>-1,1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1" calcext:value-type="float">
            <text:p>149,6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74" calcext:value-type="float">
            <text:p>149,74</text:p>
          </table:table-cell>
          <table:table-cell office:value-type="float" office:value="0.58" calcext:value-type="float">
            <text:p>0,5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50.08" calcext:value-type="float">
            <text:p>150,08</text:p>
          </table:table-cell>
          <table:table-cell office:value-type="float" office:value="1.18" calcext:value-type="float">
            <text:p>1,1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" calcext:value-type="float">
            <text:p>149,4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3" calcext:value-type="float">
            <text:p>149,43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29" calcext:value-type="float">
            <text:p>149,29</text:p>
          </table:table-cell>
          <table:table-cell office:value-type="float" office:value="-0.6" calcext:value-type="float">
            <text:p>-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" calcext:value-type="float">
            <text:p>149,5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50.01" calcext:value-type="float">
            <text:p>15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8" calcext:value-type="float">
            <text:p>149,98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27" calcext:value-type="float">
            <text:p>149,27</text:p>
          </table:table-cell>
          <table:table-cell office:value-type="float" office:value="1.19" calcext:value-type="float">
            <text:p>1,19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89" calcext:value-type="float">
            <text:p>149,89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7" calcext:value-type="float">
            <text:p>149,57</text:p>
          </table:table-cell>
          <table:table-cell office:value-type="float" office:value="-1.18" calcext:value-type="float">
            <text:p>-1,1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2" calcext:value-type="float">
            <text:p>94402</text:p>
          </table:table-cell>
          <table:table-cell office:value-type="float" office:value="593.01" calcext:value-type="float">
            <text:p>593,01</text:p>
          </table:table-cell>
          <table:table-cell office:value-type="float" office:value="149.8" calcext:value-type="float">
            <text:p>149,8</text:p>
          </table:table-cell>
          <table:table-cell office:value-type="float" office:value="1.16" calcext:value-type="float">
            <text:p>1,1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1" calcext:value-type="float">
            <text:p>149,61</text:p>
          </table:table-cell>
          <table:table-cell office:value-type="float" office:value="1.18" calcext:value-type="float">
            <text:p>1,1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6" calcext:value-type="float">
            <text:p>149,66</text:p>
          </table:table-cell>
          <table:table-cell office:value-type="float" office:value="-2.35" calcext:value-type="float">
            <text:p>-2,3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3" calcext:value-type="float">
            <text:p>149,33</text:p>
          </table:table-cell>
          <table:table-cell office:value-type="float" office:value="-1.19" calcext:value-type="float">
            <text:p>-1,19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3" calcext:value-type="float">
            <text:p>149,73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" calcext:value-type="float">
            <text:p>149,4</text:p>
          </table:table-cell>
          <table:table-cell office:value-type="float" office:value="1.19" calcext:value-type="float">
            <text:p>1,1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3" calcext:value-type="float">
            <text:p>149,43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1" calcext:value-type="float">
            <text:p>149,51</text:p>
          </table:table-cell>
          <table:table-cell office:value-type="float" office:value="-2.35" calcext:value-type="float">
            <text:p>-2,35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5" calcext:value-type="float">
            <text:p>149,95</text:p>
          </table:table-cell>
          <table:table-cell office:value-type="float" office:value="0.58" calcext:value-type="float">
            <text:p>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9" calcext:value-type="float">
            <text:p>149,39</text:p>
          </table:table-cell>
          <table:table-cell office:value-type="float" office:value="1.77" calcext:value-type="float">
            <text:p>1,7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2" calcext:value-type="float">
            <text:p>15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5" calcext:value-type="float">
            <text:p>149,95</text:p>
          </table:table-cell>
          <table:table-cell office:value-type="float" office:value="0.58" calcext:value-type="float">
            <text:p>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72" calcext:value-type="float">
            <text:p>149,7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" calcext:value-type="float">
            <text:p>149,6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" calcext:value-type="float">
            <text:p>149,6</text:p>
          </table:table-cell>
          <table:table-cell office:value-type="float" office:value="1.77" calcext:value-type="float">
            <text:p>1,7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9" calcext:value-type="float">
            <text:p>149,39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77" calcext:value-type="float">
            <text:p>149,77</text:p>
          </table:table-cell>
          <table:table-cell office:value-type="float" office:value="-1.76" calcext:value-type="float">
            <text:p>-1,76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6" calcext:value-type="float">
            <text:p>149,86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8" calcext:value-type="float">
            <text:p>149,58</text:p>
          </table:table-cell>
          <table:table-cell office:value-type="float" office:value="1.18" calcext:value-type="float">
            <text:p>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3" calcext:value-type="float">
            <text:p>149,8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98" calcext:value-type="float">
            <text:p>149,98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71" calcext:value-type="float">
            <text:p>149,71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" calcext:value-type="float">
            <text:p>149,6</text:p>
          </table:table-cell>
          <table:table-cell office:value-type="float" office:value="1.77" calcext:value-type="float">
            <text:p>1,77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81" calcext:value-type="float">
            <text:p>149,8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9" calcext:value-type="float">
            <text:p>149,49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" calcext:value-type="float">
            <text:p>149,5</text:p>
          </table:table-cell>
          <table:table-cell office:value-type="float" office:value="-1.77" calcext:value-type="float">
            <text:p>-1,7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" calcext:value-type="float">
            <text:p>149,5</text:p>
          </table:table-cell>
          <table:table-cell office:value-type="float" office:value="1.18" calcext:value-type="float">
            <text:p>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8" calcext:value-type="float">
            <text:p>149,4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73" calcext:value-type="float">
            <text:p>149,73</text:p>
          </table:table-cell>
          <table:table-cell office:value-type="float" office:value="-0.6" calcext:value-type="float">
            <text:p>-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8" calcext:value-type="float">
            <text:p>149,88</text:p>
          </table:table-cell>
          <table:table-cell office:value-type="float" office:value="1.16" calcext:value-type="float">
            <text:p>1,1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50.06" calcext:value-type="float">
            <text:p>150,06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45" calcext:value-type="float">
            <text:p>149,45</text:p>
          </table:table-cell>
          <table:table-cell office:value-type="float" office:value="1.18" calcext:value-type="float">
            <text:p>1,1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7" calcext:value-type="float">
            <text:p>150,07</text:p>
          </table:table-cell>
          <table:table-cell office:value-type="float" office:value="0.6" calcext:value-type="float">
            <text:p>0,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50.06" calcext:value-type="float">
            <text:p>15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1" calcext:value-type="float">
            <text:p>149,41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9" calcext:value-type="float">
            <text:p>149,69</text:p>
          </table:table-cell>
          <table:table-cell office:value-type="float" office:value="-0.58" calcext:value-type="float">
            <text:p>-0,5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5" calcext:value-type="float">
            <text:p>149,75</text:p>
          </table:table-cell>
          <table:table-cell office:value-type="float" office:value="-2.35" calcext:value-type="float">
            <text:p>-2,3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2" calcext:value-type="float">
            <text:p>149,8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2" calcext:value-type="float">
            <text:p>149,52</text:p>
          </table:table-cell>
          <table:table-cell office:value-type="float" office:value="-0.6" calcext:value-type="float">
            <text:p>-0,6</text:p>
          </table:table-cell>
          <table:table-cell office:value-type="float" office:value="-0.24" calcext:value-type="float">
            <text:p>-0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6" calcext:value-type="float">
            <text:p>149,36</text:p>
          </table:table-cell>
          <table:table-cell office:value-type="float" office:value="0.58" calcext:value-type="float">
            <text:p>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1" calcext:value-type="float">
            <text:p>149,91</text:p>
          </table:table-cell>
          <table:table-cell office:value-type="float" office:value="1.76" calcext:value-type="float">
            <text:p>1,7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57" calcext:value-type="float">
            <text:p>149,57</text:p>
          </table:table-cell>
          <table:table-cell office:value-type="float" office:value="1.18" calcext:value-type="float">
            <text:p>1,1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38" calcext:value-type="float">
            <text:p>149,3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" calcext:value-type="float">
            <text:p>149,7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24" calcext:value-type="float">
            <text:p>149,24</text:p>
          </table:table-cell>
          <table:table-cell office:value-type="float" office:value="-0.58" calcext:value-type="float">
            <text:p>-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4" calcext:value-type="float">
            <text:p>149,94</text:p>
          </table:table-cell>
          <table:table-cell office:value-type="float" office:value="1.16" calcext:value-type="float">
            <text:p>1,1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8" calcext:value-type="float">
            <text:p>149,68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1" calcext:value-type="float">
            <text:p>149,61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74" calcext:value-type="float">
            <text:p>149,7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6" calcext:value-type="float">
            <text:p>149,96</text:p>
          </table:table-cell>
          <table:table-cell office:value-type="float" office:value="-0.58" calcext:value-type="float">
            <text:p>-0,58</text:p>
          </table:table-cell>
          <table:table-cell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77" calcext:value-type="float">
            <text:p>1,7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6" calcext:value-type="float">
            <text:p>149,46</text:p>
          </table:table-cell>
          <table:table-cell office:value-type="float" office:value="0.58" calcext:value-type="float">
            <text:p>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4" calcext:value-type="float">
            <text:p>149,94</text:p>
          </table:table-cell>
          <table:table-cell office:value-type="float" office:value="-0.6" calcext:value-type="float">
            <text:p>-0,6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9" calcext:value-type="float">
            <text:p>149,79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" calcext:value-type="float">
            <text:p>149,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63" calcext:value-type="float">
            <text:p>149,63</text:p>
          </table:table-cell>
          <table:table-cell office:value-type="float" office:value="1.17" calcext:value-type="float">
            <text:p>1,1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2" calcext:value-type="float">
            <text:p>149,32</text:p>
          </table:table-cell>
          <table:table-cell office:value-type="float" office:value="0.58" calcext:value-type="float">
            <text:p>0,5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6" calcext:value-type="float">
            <text:p>149,2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4" calcext:value-type="float">
            <text:p>149,34</text:p>
          </table:table-cell>
          <table:table-cell office:value-type="float" office:value="0.6" calcext:value-type="float">
            <text:p>0,6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5" calcext:value-type="float">
            <text:p>149,9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65" calcext:value-type="float">
            <text:p>149,6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6" calcext:value-type="float">
            <text:p>149,26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3" calcext:value-type="float">
            <text:p>149,73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50.04" calcext:value-type="float">
            <text:p>150,04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4" calcext:value-type="float">
            <text:p>149,54</text:p>
          </table:table-cell>
          <table:table-cell office:value-type="float" office:value="1.77" calcext:value-type="float">
            <text:p>1,7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6" calcext:value-type="float">
            <text:p>-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6" calcext:value-type="float">
            <text:p>-0,6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4" calcext:value-type="float">
            <text:p>149,3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2" calcext:value-type="float">
            <text:p>149,42</text:p>
          </table:table-cell>
          <table:table-cell office:value-type="float" office:value="-0.58" calcext:value-type="float">
            <text:p>-0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73" calcext:value-type="float">
            <text:p>149,7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50.02" calcext:value-type="float">
            <text:p>150,02</text:p>
          </table:table-cell>
          <table:table-cell office:value-type="float" office:value="1.18" calcext:value-type="float">
            <text:p>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84" calcext:value-type="float">
            <text:p>149,84</text:p>
          </table:table-cell>
          <table:table-cell office:value-type="float" office:value="-1.16" calcext:value-type="float">
            <text:p>-1,16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7" calcext:value-type="float">
            <text:p>149,6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27" calcext:value-type="float">
            <text:p>149,27</text:p>
          </table:table-cell>
          <table:table-cell office:value-type="float" office:value="1.17" calcext:value-type="float">
            <text:p>1,17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" calcext:value-type="float">
            <text:p>149,3</text:p>
          </table:table-cell>
          <table:table-cell office:value-type="float" office:value="-0.6" calcext:value-type="float">
            <text:p>-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1" calcext:value-type="float">
            <text:p>150,01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58" calcext:value-type="float">
            <text:p>149,58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28" calcext:value-type="float">
            <text:p>149,28</text:p>
          </table:table-cell>
          <table:table-cell office:value-type="float" office:value="-0.6" calcext:value-type="float">
            <text:p>-0,6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8" calcext:value-type="float">
            <text:p>149,48</text:p>
          </table:table-cell>
          <table:table-cell office:value-type="float" office:value="-0.6" calcext:value-type="float">
            <text:p>-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9" calcext:value-type="float">
            <text:p>149,59</text:p>
          </table:table-cell>
          <table:table-cell office:value-type="float" office:value="-1.17" calcext:value-type="float">
            <text:p>-1,1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2" calcext:value-type="float">
            <text:p>149,4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72" calcext:value-type="float">
            <text:p>149,72</text:p>
          </table:table-cell>
          <table:table-cell office:value-type="float" office:value="0.58" calcext:value-type="float">
            <text:p>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4" calcext:value-type="float">
            <text:p>149,54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" calcext:value-type="float">
            <text:p>149,9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4" calcext:value-type="float">
            <text:p>150,04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7" calcext:value-type="float">
            <text:p>149,67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" calcext:value-type="float">
            <text:p>149,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31" calcext:value-type="float">
            <text:p>149,3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" calcext:value-type="float">
            <text:p>149,7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4" calcext:value-type="float">
            <text:p>149,7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6" calcext:value-type="float">
            <text:p>149,36</text:p>
          </table:table-cell>
          <table:table-cell office:value-type="float" office:value="1.19" calcext:value-type="float">
            <text:p>1,1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4" calcext:value-type="float">
            <text:p>149,54</text:p>
          </table:table-cell>
          <table:table-cell office:value-type="float" office:value="-0.6" calcext:value-type="float">
            <text:p>-0,6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61" calcext:value-type="float">
            <text:p>149,61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1" calcext:value-type="float">
            <text:p>149,41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9" calcext:value-type="float">
            <text:p>149,49</text:p>
          </table:table-cell>
          <table:table-cell office:value-type="float" office:value="-1.77" calcext:value-type="float">
            <text:p>-1,7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" calcext:value-type="float">
            <text:p>14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1" calcext:value-type="float">
            <text:p>149,51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2" calcext:value-type="float">
            <text:p>149,92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42" calcext:value-type="float">
            <text:p>149,42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44" calcext:value-type="float">
            <text:p>149,44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89" calcext:value-type="float">
            <text:p>149,8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75" calcext:value-type="float">
            <text:p>149,75</text:p>
          </table:table-cell>
          <table:table-cell office:value-type="float" office:value="2.36" calcext:value-type="float">
            <text:p>2,3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89" calcext:value-type="float">
            <text:p>149,89</text:p>
          </table:table-cell>
          <table:table-cell office:value-type="float" office:value="-1.76" calcext:value-type="float">
            <text:p>-1,7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74" calcext:value-type="float">
            <text:p>149,74</text:p>
          </table:table-cell>
          <table:table-cell office:value-type="float" office:value="-1.18" calcext:value-type="float">
            <text:p>-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3" calcext:value-type="float">
            <text:p>149,63</text:p>
          </table:table-cell>
          <table:table-cell office:value-type="float" office:value="1.17" calcext:value-type="float">
            <text:p>1,1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61" calcext:value-type="float">
            <text:p>149,61</text:p>
          </table:table-cell>
          <table:table-cell office:value-type="float" office:value="-0.58" calcext:value-type="float">
            <text:p>-0,5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3" calcext:value-type="float">
            <text:p>149,4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81" calcext:value-type="float">
            <text:p>149,81</text:p>
          </table:table-cell>
          <table:table-cell office:value-type="float" office:value="1.76" calcext:value-type="float">
            <text:p>1,76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2" calcext:value-type="float">
            <text:p>149,3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6" calcext:value-type="float">
            <text:p>149,96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" calcext:value-type="float">
            <text:p>149,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8" calcext:value-type="float">
            <text:p>149,58</text:p>
          </table:table-cell>
          <table:table-cell office:value-type="float" office:value="0.6" calcext:value-type="float">
            <text:p>0,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9" calcext:value-type="float">
            <text:p>149,5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9" calcext:value-type="float">
            <text:p>149,59</text:p>
          </table:table-cell>
          <table:table-cell office:value-type="float" office:value="-2.37" calcext:value-type="float">
            <text:p>-2,37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8" calcext:value-type="float">
            <text:p>149,98</text:p>
          </table:table-cell>
          <table:table-cell office:value-type="float" office:value="1.16" calcext:value-type="float">
            <text:p>1,16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8" calcext:value-type="float">
            <text:p>1,1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8" calcext:value-type="float">
            <text:p>149,38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75" calcext:value-type="float">
            <text:p>149,75</text:p>
          </table:table-cell>
          <table:table-cell office:value-type="float" office:value="0.58" calcext:value-type="float">
            <text:p>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2" calcext:value-type="float">
            <text:p>149,8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1" calcext:value-type="float">
            <text:p>149,41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29" calcext:value-type="float">
            <text:p>149,2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6" calcext:value-type="float">
            <text:p>149,6</text:p>
          </table:table-cell>
          <table:table-cell office:value-type="float" office:value="-0.58" calcext:value-type="float">
            <text:p>-0,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50.05" calcext:value-type="float">
            <text:p>150,05</text:p>
          </table:table-cell>
          <table:table-cell office:value-type="float" office:value="1.76" calcext:value-type="float">
            <text:p>1,76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6" calcext:value-type="float">
            <text:p>149,96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59" calcext:value-type="float">
            <text:p>149,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32" calcext:value-type="float">
            <text:p>149,32</text:p>
          </table:table-cell>
          <table:table-cell office:value-type="float" office:value="0.58" calcext:value-type="float">
            <text:p>0,5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5" calcext:value-type="float">
            <text:p>149,35</text:p>
          </table:table-cell>
          <table:table-cell office:value-type="float" office:value="-0.6" calcext:value-type="float">
            <text:p>-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26" calcext:value-type="float">
            <text:p>149,26</text:p>
          </table:table-cell>
          <table:table-cell office:value-type="float" office:value="0.58" calcext:value-type="float">
            <text:p>0,5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82" calcext:value-type="float">
            <text:p>149,82</text:p>
          </table:table-cell>
          <table:table-cell office:value-type="float" office:value="1.18" calcext:value-type="float">
            <text:p>1,1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2" calcext:value-type="float">
            <text:p>149,52</text:p>
          </table:table-cell>
          <table:table-cell office:value-type="float" office:value="-1.17" calcext:value-type="float">
            <text:p>-1,1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2" calcext:value-type="float">
            <text:p>149,32</text:p>
          </table:table-cell>
          <table:table-cell office:value-type="float" office:value="-0.58" calcext:value-type="float">
            <text:p>-0,5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6" calcext:value-type="float">
            <text:p>-0,6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4" calcext:value-type="float">
            <text:p>149,64</text:p>
          </table:table-cell>
          <table:table-cell office:value-type="float" office:value="-0.6" calcext:value-type="float">
            <text:p>-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1" calcext:value-type="float">
            <text:p>149,41</text:p>
          </table:table-cell>
          <table:table-cell office:value-type="float" office:value="0.6" calcext:value-type="float">
            <text:p>0,6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2" calcext:value-type="float">
            <text:p>149,9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73" calcext:value-type="float">
            <text:p>149,73</text:p>
          </table:table-cell>
          <table:table-cell office:value-type="float" office:value="-0.6" calcext:value-type="float">
            <text:p>-0,6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" calcext:value-type="float">
            <text:p>149,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8" calcext:value-type="float">
            <text:p>149,58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7" calcext:value-type="float">
            <text:p>149,2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3" calcext:value-type="float">
            <text:p>149,3</text:p>
          </table:table-cell>
          <table:table-cell office:value-type="float" office:value="1.19" calcext:value-type="float">
            <text:p>1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9" calcext:value-type="float">
            <text:p>149,6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4" calcext:value-type="float">
            <text:p>149,8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4" calcext:value-type="float">
            <text:p>149,34</text:p>
          </table:table-cell>
          <table:table-cell office:value-type="float" office:value="1.17" calcext:value-type="float">
            <text:p>1,1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6" calcext:value-type="float">
            <text:p>149,66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3" calcext:value-type="float">
            <text:p>149,63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.02" calcext:value-type="float">
            <text:p>150,0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9" calcext:value-type="float">
            <text:p>149,99</text:p>
          </table:table-cell>
          <table:table-cell office:value-type="float" office:value="-0.58" calcext:value-type="float">
            <text:p>-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2" calcext:value-type="float">
            <text:p>149,9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7" calcext:value-type="float">
            <text:p>149,37</text:p>
          </table:table-cell>
          <table:table-cell office:value-type="float" office:value="1.17" calcext:value-type="float">
            <text:p>1,17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9" calcext:value-type="float">
            <text:p>150,0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31" calcext:value-type="float">
            <text:p>149,31</text:p>
          </table:table-cell>
          <table:table-cell office:value-type="float" office:value="-0.58" calcext:value-type="float">
            <text:p>-0,5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7" calcext:value-type="float">
            <text:p>149,27</text:p>
          </table:table-cell>
          <table:table-cell office:value-type="float" office:value="1.17" calcext:value-type="float">
            <text:p>1,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45" calcext:value-type="float">
            <text:p>149,45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52" calcext:value-type="float">
            <text:p>149,5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4" calcext:value-type="float">
            <text:p>94414</text:p>
          </table:table-cell>
          <table:table-cell office:value-type="float" office:value="591.95" calcext:value-type="float">
            <text:p>591,95</text:p>
          </table:table-cell>
          <table:table-cell office:value-type="float" office:value="149.93" calcext:value-type="float">
            <text:p>149,93</text:p>
          </table:table-cell>
          <table:table-cell office:value-type="float" office:value="-1.76" calcext:value-type="float">
            <text:p>-1,76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9" calcext:value-type="float">
            <text:p>149,29</text:p>
          </table:table-cell>
          <table:table-cell office:value-type="float" office:value="-0.6" calcext:value-type="float">
            <text:p>-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2" calcext:value-type="float">
            <text:p>149,62</text:p>
          </table:table-cell>
          <table:table-cell office:value-type="float" office:value="5.3" calcext:value-type="float">
            <text:p>5,3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4" calcext:value-type="float">
            <text:p>149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94" calcext:value-type="float">
            <text:p>149,94</text:p>
          </table:table-cell>
          <table:table-cell office:value-type="float" office:value="-2.34" calcext:value-type="float">
            <text:p>-2,3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3" calcext:value-type="float">
            <text:p>149,33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7" calcext:value-type="float">
            <text:p>1,1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4" calcext:value-type="float">
            <text:p>149,34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8" calcext:value-type="float">
            <text:p>149,38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4" calcext:value-type="float">
            <text:p>149,74</text:p>
          </table:table-cell>
          <table:table-cell office:value-type="float" office:value="-1.16" calcext:value-type="float">
            <text:p>-1,16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27" calcext:value-type="float">
            <text:p>149,27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" calcext:value-type="float">
            <text:p>149,4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6" calcext:value-type="float">
            <text:p>149,46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76" calcext:value-type="float">
            <text:p>149,76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6" calcext:value-type="float">
            <text:p>149,6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87" calcext:value-type="float">
            <text:p>149,87</text:p>
          </table:table-cell>
          <table:table-cell office:value-type="float" office:value="1.18" calcext:value-type="float">
            <text:p>1,18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6" calcext:value-type="float">
            <text:p>149,46</text:p>
          </table:table-cell>
          <table:table-cell office:value-type="float" office:value="-0.6" calcext:value-type="float">
            <text:p>-0,6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65" calcext:value-type="float">
            <text:p>149,65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3" calcext:value-type="float">
            <text:p>149,73</text:p>
          </table:table-cell>
          <table:table-cell office:value-type="float" office:value="1.77" calcext:value-type="float">
            <text:p>1,7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6" calcext:value-type="float">
            <text:p>149,56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9" calcext:value-type="float">
            <text:p>149,39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85" calcext:value-type="float">
            <text:p>149,85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1" calcext:value-type="float">
            <text:p>149,41</text:p>
          </table:table-cell>
          <table:table-cell office:value-type="float" office:value="0.58" calcext:value-type="float">
            <text:p>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3" calcext:value-type="float">
            <text:p>149,53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55" calcext:value-type="float">
            <text:p>149,55</text:p>
          </table:table-cell>
          <table:table-cell office:value-type="float" office:value="1.18" calcext:value-type="float">
            <text:p>1,1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1" calcext:value-type="float">
            <text:p>149,41</text:p>
          </table:table-cell>
          <table:table-cell office:value-type="float" office:value="1.77" calcext:value-type="float">
            <text:p>1,7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94" calcext:value-type="float">
            <text:p>149,9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41" calcext:value-type="float">
            <text:p>149,41</text:p>
          </table:table-cell>
          <table:table-cell office:value-type="float" office:value="-2.37" calcext:value-type="float">
            <text:p>-2,3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4" calcext:value-type="float">
            <text:p>149,34</text:p>
          </table:table-cell>
          <table:table-cell office:value-type="float" office:value="-0.6" calcext:value-type="float">
            <text:p>-0,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3" calcext:value-type="float">
            <text:p>149,43</text:p>
          </table:table-cell>
          <table:table-cell office:value-type="float" office:value="1.77" calcext:value-type="float">
            <text:p>1,7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2" calcext:value-type="float">
            <text:p>149,42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4" calcext:value-type="float">
            <text:p>149,4</text:p>
          </table:table-cell>
          <table:table-cell office:value-type="float" office:value="1.77" calcext:value-type="float">
            <text:p>1,77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4" calcext:value-type="float">
            <text:p>149,54</text:p>
          </table:table-cell>
          <table:table-cell office:value-type="float" office:value="-2.37" calcext:value-type="float">
            <text:p>-2,3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61" calcext:value-type="float">
            <text:p>149,61</text:p>
          </table:table-cell>
          <table:table-cell office:value-type="float" office:value="-2.95" calcext:value-type="float">
            <text:p>-2,9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9" calcext:value-type="float">
            <text:p>149,9</text:p>
          </table:table-cell>
          <table:table-cell office:value-type="float" office:value="1.18" calcext:value-type="float">
            <text:p>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6" calcext:value-type="float">
            <text:p>149,56</text:p>
          </table:table-cell>
          <table:table-cell office:value-type="float" office:value="1.18" calcext:value-type="float">
            <text:p>1,1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82" calcext:value-type="float">
            <text:p>149,82</text:p>
          </table:table-cell>
          <table:table-cell office:value-type="float" office:value="0.58" calcext:value-type="float">
            <text:p>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8" calcext:value-type="float">
            <text:p>1,1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7" calcext:value-type="float">
            <text:p>149,87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6" calcext:value-type="float">
            <text:p>149,6</text:p>
          </table:table-cell>
          <table:table-cell office:value-type="float" office:value="-2.35" calcext:value-type="float">
            <text:p>-2,35</text:p>
          </table:table-cell>
          <table:table-cell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94" calcext:value-type="float">
            <text:p>149,94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86" calcext:value-type="float">
            <text:p>149,86</text:p>
          </table:table-cell>
          <table:table-cell office:value-type="float" office:value="1.18" calcext:value-type="float">
            <text:p>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52" calcext:value-type="float">
            <text:p>149,5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49" calcext:value-type="float">
            <text:p>149,49</text:p>
          </table:table-cell>
          <table:table-cell office:value-type="float" office:value="-0.6" calcext:value-type="float">
            <text:p>-0,6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2" calcext:value-type="float">
            <text:p>149,52</text:p>
          </table:table-cell>
          <table:table-cell office:value-type="float" office:value="-1.18" calcext:value-type="float">
            <text:p>-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9" calcext:value-type="float">
            <text:p>149,99</text:p>
          </table:table-cell>
          <table:table-cell office:value-type="float" office:value="2.36" calcext:value-type="float">
            <text:p>2,3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8" calcext:value-type="float">
            <text:p>149,78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1" calcext:value-type="float">
            <text:p>149,41</text:p>
          </table:table-cell>
          <table:table-cell office:value-type="float" office:value="-1.77" calcext:value-type="float">
            <text:p>-1,7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" calcext:value-type="float">
            <text:p>149,9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2" calcext:value-type="float">
            <text:p>149,9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50.08" calcext:value-type="float">
            <text:p>150,08</text:p>
          </table:table-cell>
          <table:table-cell office:value-type="float" office:value="0.6" calcext:value-type="float">
            <text:p>0,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2" calcext:value-type="float">
            <text:p>149,92</text:p>
          </table:table-cell>
          <table:table-cell office:value-type="float" office:value="1.16" calcext:value-type="float">
            <text:p>1,16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51" calcext:value-type="float">
            <text:p>149,51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82" calcext:value-type="float">
            <text:p>149,82</text:p>
          </table:table-cell>
          <table:table-cell office:value-type="float" office:value="-2.35" calcext:value-type="float">
            <text:p>-2,35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7" calcext:value-type="float">
            <text:p>149,47</text:p>
          </table:table-cell>
          <table:table-cell office:value-type="float" office:value="-2.35" calcext:value-type="float">
            <text:p>-2,3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" calcext:value-type="float">
            <text:p>149,7</text:p>
          </table:table-cell>
          <table:table-cell office:value-type="float" office:value="1.18" calcext:value-type="float">
            <text:p>1,1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2" calcext:value-type="float">
            <text:p>149,52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6" calcext:value-type="float">
            <text:p>150,06</text:p>
          </table:table-cell>
          <table:table-cell office:value-type="float" office:value="0.58" calcext:value-type="float">
            <text:p>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6" calcext:value-type="float">
            <text:p>149,66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84" calcext:value-type="float">
            <text:p>149,8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78" calcext:value-type="float">
            <text:p>149,78</text:p>
          </table:table-cell>
          <table:table-cell office:value-type="float" office:value="1.18" calcext:value-type="float">
            <text:p>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50.08" calcext:value-type="float">
            <text:p>150,08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" calcext:value-type="float">
            <text:p>149,8</text:p>
          </table:table-cell>
          <table:table-cell office:value-type="float" office:value="-1.18" calcext:value-type="float">
            <text:p>-1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" calcext:value-type="float">
            <text:p>149,6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5" calcext:value-type="float">
            <text:p>149,9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97" calcext:value-type="float">
            <text:p>149,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6" calcext:value-type="float">
            <text:p>149,3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1" calcext:value-type="float">
            <text:p>149,41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54" calcext:value-type="float">
            <text:p>149,54</text:p>
          </table:table-cell>
          <table:table-cell office:value-type="float" office:value="1.18" calcext:value-type="float">
            <text:p>1,1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6" calcext:value-type="float">
            <text:p>149,9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4" calcext:value-type="float">
            <text:p>149,34</text:p>
          </table:table-cell>
          <table:table-cell office:value-type="float" office:value="-1.19" calcext:value-type="float">
            <text:p>-1,1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17" calcext:value-type="float">
            <text:p>1,1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50.01" calcext:value-type="float">
            <text:p>150,01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37" calcext:value-type="float">
            <text:p>149,37</text:p>
          </table:table-cell>
          <table:table-cell office:value-type="float" office:value="-0.58" calcext:value-type="float">
            <text:p>-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8" calcext:value-type="float">
            <text:p>149,38</text:p>
          </table:table-cell>
          <table:table-cell office:value-type="float" office:value="2.37" calcext:value-type="float">
            <text:p>2,3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1" calcext:value-type="float">
            <text:p>150,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.09" calcext:value-type="float">
            <text:p>150,09</text:p>
          </table:table-cell>
          <table:table-cell office:value-type="float" office:value="-0.6" calcext:value-type="float">
            <text:p>-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3" calcext:value-type="float">
            <text:p>149,4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9" calcext:value-type="float">
            <text:p>149,9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2" calcext:value-type="float">
            <text:p>149,4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1" calcext:value-type="float">
            <text:p>149,81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9" calcext:value-type="float">
            <text:p>149,59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2" calcext:value-type="float">
            <text:p>149,6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98" calcext:value-type="float">
            <text:p>149,98</text:p>
          </table:table-cell>
          <table:table-cell office:value-type="float" office:value="-0.58" calcext:value-type="float">
            <text:p>-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2" calcext:value-type="float">
            <text:p>149,4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2" calcext:value-type="float">
            <text:p>15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6" calcext:value-type="float">
            <text:p>149,3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1" calcext:value-type="float">
            <text:p>149,51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8" calcext:value-type="float">
            <text:p>149,6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9" calcext:value-type="float">
            <text:p>149,9</text:p>
          </table:table-cell>
          <table:table-cell office:value-type="float" office:value="1.18" calcext:value-type="float">
            <text:p>1,1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45" calcext:value-type="float">
            <text:p>149,45</text:p>
          </table:table-cell>
          <table:table-cell office:value-type="float" office:value="1.18" calcext:value-type="float">
            <text:p>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2" calcext:value-type="float">
            <text:p>15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" calcext:value-type="float">
            <text:p>149,6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5" calcext:value-type="float">
            <text:p>149,55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85" calcext:value-type="float">
            <text:p>149,85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50.09" calcext:value-type="float">
            <text:p>150,09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95" calcext:value-type="float">
            <text:p>149,95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3" calcext:value-type="float">
            <text:p>149,33</text:p>
          </table:table-cell>
          <table:table-cell office:value-type="float" office:value="-1.19" calcext:value-type="float">
            <text:p>-1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61" calcext:value-type="float">
            <text:p>149,6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7" calcext:value-type="float">
            <text:p>149,57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3" calcext:value-type="float">
            <text:p>149,43</text:p>
          </table:table-cell>
          <table:table-cell office:value-type="float" office:value="0.6" calcext:value-type="float">
            <text:p>0,6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31" calcext:value-type="float">
            <text:p>149,31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8" calcext:value-type="float">
            <text:p>149,28</text:p>
          </table:table-cell>
          <table:table-cell office:value-type="float" office:value="1.17" calcext:value-type="float">
            <text:p>1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93" calcext:value-type="float">
            <text:p>149,93</text:p>
          </table:table-cell>
          <table:table-cell office:value-type="float" office:value="-1.76" calcext:value-type="float">
            <text:p>-1,76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2" calcext:value-type="float">
            <text:p>149,62</text:p>
          </table:table-cell>
          <table:table-cell office:value-type="float" office:value="1.77" calcext:value-type="float">
            <text:p>1,7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5" calcext:value-type="float">
            <text:p>149,3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7" calcext:value-type="float">
            <text:p>149,97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1" calcext:value-type="float">
            <text:p>149,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96" calcext:value-type="float">
            <text:p>149,96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6" calcext:value-type="float">
            <text:p>149,86</text:p>
          </table:table-cell>
          <table:table-cell office:value-type="float" office:value="0.58" calcext:value-type="float">
            <text:p>0,5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6" calcext:value-type="float">
            <text:p>149,76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7" calcext:value-type="float">
            <text:p>149,7</text:p>
          </table:table-cell>
          <table:table-cell office:value-type="float" office:value="1.18" calcext:value-type="float">
            <text:p>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50.05" calcext:value-type="float">
            <text:p>150,05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2" calcext:value-type="float">
            <text:p>94402</text:p>
          </table:table-cell>
          <table:table-cell office:value-type="float" office:value="593.01" calcext:value-type="float">
            <text:p>593,01</text:p>
          </table:table-cell>
          <table:table-cell office:value-type="float" office:value="149.96" calcext:value-type="float">
            <text:p>149,96</text:p>
          </table:table-cell>
          <table:table-cell office:value-type="float" office:value="1.16" calcext:value-type="float">
            <text:p>1,1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" calcext:value-type="float">
            <text:p>149,5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5" calcext:value-type="float">
            <text:p>149,35</text:p>
          </table:table-cell>
          <table:table-cell office:value-type="float" office:value="-1.17" calcext:value-type="float">
            <text:p>-1,17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65" calcext:value-type="float">
            <text:p>149,65</text:p>
          </table:table-cell>
          <table:table-cell office:value-type="float" office:value="1.17" calcext:value-type="float">
            <text:p>1,1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78" calcext:value-type="float">
            <text:p>149,7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28" calcext:value-type="float">
            <text:p>149,28</text:p>
          </table:table-cell>
          <table:table-cell office:value-type="float" office:value="-1.17" calcext:value-type="float">
            <text:p>-1,1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1" calcext:value-type="float">
            <text:p>149,71</text:p>
          </table:table-cell>
          <table:table-cell office:value-type="float" office:value="-0.6" calcext:value-type="float">
            <text:p>-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79" calcext:value-type="float">
            <text:p>149,79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.03" calcext:value-type="float">
            <text:p>15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34" calcext:value-type="float">
            <text:p>149,34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41" calcext:value-type="float">
            <text:p>149,41</text:p>
          </table:table-cell>
          <table:table-cell office:value-type="float" office:value="1.18" calcext:value-type="float">
            <text:p>1,18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3" calcext:value-type="float">
            <text:p>149,53</text:p>
          </table:table-cell>
          <table:table-cell office:value-type="float" office:value="0.58" calcext:value-type="float">
            <text:p>0,5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1" calcext:value-type="float">
            <text:p>149,71</text:p>
          </table:table-cell>
          <table:table-cell office:value-type="float" office:value="-1.76" calcext:value-type="float">
            <text:p>-1,7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2" calcext:value-type="float">
            <text:p>149,92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5" calcext:value-type="float">
            <text:p>149,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67" calcext:value-type="float">
            <text:p>149,67</text:p>
          </table:table-cell>
          <table:table-cell office:value-type="float" office:value="-1.17" calcext:value-type="float">
            <text:p>-1,1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8" calcext:value-type="float">
            <text:p>149,7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33" calcext:value-type="float">
            <text:p>149,3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2" calcext:value-type="float">
            <text:p>149,42</text:p>
          </table:table-cell>
          <table:table-cell office:value-type="float" office:value="0.58" calcext:value-type="float">
            <text:p>0,5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50.09" calcext:value-type="float">
            <text:p>150,09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4" calcext:value-type="float">
            <text:p>149,3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6" calcext:value-type="float">
            <text:p>-0,6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25" calcext:value-type="float">
            <text:p>149,25</text:p>
          </table:table-cell>
          <table:table-cell office:value-type="float" office:value="-1.17" calcext:value-type="float">
            <text:p>-1,17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08" calcext:value-type="float">
            <text:p>150,08</text:p>
          </table:table-cell>
          <table:table-cell office:value-type="float" office:value="1.18" calcext:value-type="float">
            <text:p>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2" calcext:value-type="float">
            <text:p>149,92</text:p>
          </table:table-cell>
          <table:table-cell office:value-type="float" office:value="1.16" calcext:value-type="float">
            <text:p>1,1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1" calcext:value-type="float">
            <text:p>149,51</text:p>
          </table:table-cell>
          <table:table-cell office:value-type="float" office:value="-0.58" calcext:value-type="float">
            <text:p>-0,5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17" calcext:value-type="float">
            <text:p>-1,1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44" calcext:value-type="float">
            <text:p>149,44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" calcext:value-type="float">
            <text:p>149,8</text:p>
          </table:table-cell>
          <table:table-cell office:value-type="float" office:value="1.16" calcext:value-type="float">
            <text:p>1,1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34" calcext:value-type="float">
            <text:p>149,34</text:p>
          </table:table-cell>
          <table:table-cell office:value-type="float" office:value="0.58" calcext:value-type="float">
            <text:p>0,58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7" calcext:value-type="float">
            <text:p>149,5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5" calcext:value-type="float">
            <text:p>149,5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2" calcext:value-type="float">
            <text:p>149,5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19" calcext:value-type="float">
            <text:p>1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" calcext:value-type="float">
            <text:p>149,3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6" calcext:value-type="float">
            <text:p>150,06</text:p>
          </table:table-cell>
          <table:table-cell office:value-type="float" office:value="1.18" calcext:value-type="float">
            <text:p>1,1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66" calcext:value-type="float">
            <text:p>149,66</text:p>
          </table:table-cell>
          <table:table-cell office:value-type="float" office:value="0.6" calcext:value-type="float">
            <text:p>0,6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3" calcext:value-type="float">
            <text:p>149,63</text:p>
          </table:table-cell>
          <table:table-cell office:value-type="float" office:value="0.58" calcext:value-type="float">
            <text:p>0,58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28" calcext:value-type="float">
            <text:p>149,28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9" calcext:value-type="float">
            <text:p>149,49</text:p>
          </table:table-cell>
          <table:table-cell office:value-type="float" office:value="-1.18" calcext:value-type="float">
            <text:p>-1,1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" calcext:value-type="float">
            <text:p>149,9</text:p>
          </table:table-cell>
          <table:table-cell office:value-type="float" office:value="0.58" calcext:value-type="float">
            <text:p>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9" calcext:value-type="float">
            <text:p>149,79</text:p>
          </table:table-cell>
          <table:table-cell office:value-type="float" office:value="-1.16" calcext:value-type="float">
            <text:p>-1,1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" calcext:value-type="float">
            <text:p>149,3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4" calcext:value-type="float">
            <text:p>149,9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2" calcext:value-type="float">
            <text:p>149,32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2" calcext:value-type="float">
            <text:p>149,62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2" calcext:value-type="float">
            <text:p>149,32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3" calcext:value-type="float">
            <text:p>149,4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" calcext:value-type="float">
            <text:p>149,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9" calcext:value-type="float">
            <text:p>149,49</text:p>
          </table:table-cell>
          <table:table-cell office:value-type="float" office:value="-0.58" calcext:value-type="float">
            <text:p>-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61" calcext:value-type="float">
            <text:p>149,61</text:p>
          </table:table-cell>
          <table:table-cell office:value-type="float" office:value="-1.18" calcext:value-type="float">
            <text:p>-1,18</text:p>
          </table:table-cell>
          <table:table-cell office:value-type="float" office:value="-0.24" calcext:value-type="float">
            <text:p>-0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7" calcext:value-type="float">
            <text:p>149,77</text:p>
          </table:table-cell>
          <table:table-cell office:value-type="float" office:value="0.58" calcext:value-type="float">
            <text:p>0,5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" calcext:value-type="float">
            <text:p>149,3</text:p>
          </table:table-cell>
          <table:table-cell office:value-type="float" office:value="2.35" calcext:value-type="float">
            <text:p>2,35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" calcext:value-type="float">
            <text:p>149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9" calcext:value-type="float">
            <text:p>149,5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" calcext:value-type="float">
            <text:p>149,6</text:p>
          </table:table-cell>
          <table:table-cell office:value-type="float" office:value="-0.58" calcext:value-type="float">
            <text:p>-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46" calcext:value-type="float">
            <text:p>149,46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4" calcext:value-type="float">
            <text:p>149,5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8" calcext:value-type="float">
            <text:p>149,98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6" calcext:value-type="float">
            <text:p>149,26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6" calcext:value-type="float">
            <text:p>149,46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4" calcext:value-type="float">
            <text:p>149,64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37" calcext:value-type="float">
            <text:p>149,37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5" calcext:value-type="float">
            <text:p>149,65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4" calcext:value-type="float">
            <text:p>149,54</text:p>
          </table:table-cell>
          <table:table-cell office:value-type="float" office:value="-0.6" calcext:value-type="float">
            <text:p>-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1" calcext:value-type="float">
            <text:p>149,61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3" calcext:value-type="float">
            <text:p>149,53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4" calcext:value-type="float">
            <text:p>149,74</text:p>
          </table:table-cell>
          <table:table-cell office:value-type="float" office:value="2.35" calcext:value-type="float">
            <text:p>2,3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50.07" calcext:value-type="float">
            <text:p>150,07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43" calcext:value-type="float">
            <text:p>149,43</text:p>
          </table:table-cell>
          <table:table-cell office:value-type="float" office:value="1.18" calcext:value-type="float">
            <text:p>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25" calcext:value-type="float">
            <text:p>149,25</text:p>
          </table:table-cell>
          <table:table-cell office:value-type="float" office:value="-1.19" calcext:value-type="float">
            <text:p>-1,19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" calcext:value-type="float">
            <text:p>149,3</text:p>
          </table:table-cell>
          <table:table-cell office:value-type="float" office:value="-1.77" calcext:value-type="float">
            <text:p>-1,7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" calcext:value-type="float">
            <text:p>149,3</text:p>
          </table:table-cell>
          <table:table-cell office:value-type="float" office:value="2.35" calcext:value-type="float">
            <text:p>2,3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78" calcext:value-type="float">
            <text:p>149,78</text:p>
          </table:table-cell>
          <table:table-cell office:value-type="float" office:value="-2.35" calcext:value-type="float">
            <text:p>-2,3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5" calcext:value-type="float">
            <text:p>149,65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2" calcext:value-type="float">
            <text:p>149,52</text:p>
          </table:table-cell>
          <table:table-cell office:value-type="float" office:value="0.58" calcext:value-type="float">
            <text:p>0,58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78" calcext:value-type="float">
            <text:p>149,78</text:p>
          </table:table-cell>
          <table:table-cell office:value-type="float" office:value="1.18" calcext:value-type="float">
            <text:p>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6" calcext:value-type="float">
            <text:p>149,6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9" calcext:value-type="float">
            <text:p>149,59</text:p>
          </table:table-cell>
          <table:table-cell office:value-type="float" office:value="-2.35" calcext:value-type="float">
            <text:p>-2,3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4" calcext:value-type="float">
            <text:p>149,54</text:p>
          </table:table-cell>
          <table:table-cell office:value-type="float" office:value="1.77" calcext:value-type="float">
            <text:p>1,7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9" calcext:value-type="float">
            <text:p>149,89</text:p>
          </table:table-cell>
          <table:table-cell office:value-type="float" office:value="1.16" calcext:value-type="float">
            <text:p>1,1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72" calcext:value-type="float">
            <text:p>149,7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" calcext:value-type="float">
            <text:p>149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96" calcext:value-type="float">
            <text:p>149,96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3" calcext:value-type="float">
            <text:p>149,73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2" calcext:value-type="float">
            <text:p>149,92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6" calcext:value-type="float">
            <text:p>149,36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3" calcext:value-type="float">
            <text:p>149,73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9" calcext:value-type="float">
            <text:p>149,49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5" calcext:value-type="float">
            <text:p>149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9" calcext:value-type="float">
            <text:p>149,49</text:p>
          </table:table-cell>
          <table:table-cell office:value-type="float" office:value="-2.35" calcext:value-type="float">
            <text:p>-2,35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6" calcext:value-type="float">
            <text:p>149,5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9" calcext:value-type="float">
            <text:p>149,39</text:p>
          </table:table-cell>
          <table:table-cell office:value-type="float" office:value="2.35" calcext:value-type="float">
            <text:p>2,35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" calcext:value-type="float">
            <text:p>149,5</text:p>
          </table:table-cell>
          <table:table-cell office:value-type="float" office:value="1.77" calcext:value-type="float">
            <text:p>1,77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9" calcext:value-type="float">
            <text:p>149,9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5" calcext:value-type="float">
            <text:p>149,55</text:p>
          </table:table-cell>
          <table:table-cell office:value-type="float" office:value="-0.6" calcext:value-type="float">
            <text:p>-0,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50.08" calcext:value-type="float">
            <text:p>150,08</text:p>
          </table:table-cell>
          <table:table-cell office:value-type="float" office:value="0.58" calcext:value-type="float">
            <text:p>0,5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99" calcext:value-type="float">
            <text:p>149,99</text:p>
          </table:table-cell>
          <table:table-cell office:value-type="float" office:value="-1.76" calcext:value-type="float">
            <text:p>-1,7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51" calcext:value-type="float">
            <text:p>149,51</text:p>
          </table:table-cell>
          <table:table-cell office:value-type="float" office:value="1.77" calcext:value-type="float">
            <text:p>1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63" calcext:value-type="float">
            <text:p>149,63</text:p>
          </table:table-cell>
          <table:table-cell office:value-type="float" office:value="1.77" calcext:value-type="float">
            <text:p>1,77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6" calcext:value-type="float">
            <text:p>149,36</text:p>
          </table:table-cell>
          <table:table-cell office:value-type="float" office:value="-1.19" calcext:value-type="float">
            <text:p>-1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68" calcext:value-type="float">
            <text:p>149,68</text:p>
          </table:table-cell>
          <table:table-cell office:value-type="float" office:value="-1.17" calcext:value-type="float">
            <text:p>-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39" calcext:value-type="float">
            <text:p>149,39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3" calcext:value-type="float">
            <text:p>94413</text:p>
          </table:table-cell>
          <table:table-cell office:value-type="float" office:value="592.04" calcext:value-type="float">
            <text:p>592,04</text:p>
          </table:table-cell>
          <table:table-cell office:value-type="float" office:value="149.45" calcext:value-type="float">
            <text:p>149,45</text:p>
          </table:table-cell>
          <table:table-cell office:value-type="float" office:value="-1.79" calcext:value-type="float">
            <text:p>-1,79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6" calcext:value-type="float">
            <text:p>149,66</text:p>
          </table:table-cell>
          <table:table-cell office:value-type="float" office:value="-0.6" calcext:value-type="float">
            <text:p>-0,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3" calcext:value-type="float">
            <text:p>149,43</text:p>
          </table:table-cell>
          <table:table-cell office:value-type="float" office:value="1.79" calcext:value-type="float">
            <text:p>1,7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72" calcext:value-type="float">
            <text:p>149,72</text:p>
          </table:table-cell>
          <table:table-cell office:value-type="float" office:value="-1.17" calcext:value-type="float">
            <text:p>-1,17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61" calcext:value-type="float">
            <text:p>149,61</text:p>
          </table:table-cell>
          <table:table-cell office:value-type="float" office:value="-0.6" calcext:value-type="float">
            <text:p>-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" calcext:value-type="float">
            <text:p>149,3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3" calcext:value-type="float">
            <text:p>149,53</text:p>
          </table:table-cell>
          <table:table-cell office:value-type="float" office:value="1.77" calcext:value-type="float">
            <text:p>1,7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8" calcext:value-type="float">
            <text:p>149,4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5" calcext:value-type="float">
            <text:p>149,5</text:p>
          </table:table-cell>
          <table:table-cell office:value-type="float" office:value="-2.35" calcext:value-type="float">
            <text:p>-2,35</text:p>
          </table:table-cell>
          <table:table-cell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7" calcext:value-type="float">
            <text:p>149,37</text:p>
          </table:table-cell>
          <table:table-cell office:value-type="float" office:value="-0.58" calcext:value-type="float">
            <text:p>-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9" calcext:value-type="float">
            <text:p>149,59</text:p>
          </table:table-cell>
          <table:table-cell office:value-type="float" office:value="1.77" calcext:value-type="float">
            <text:p>1,7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89" calcext:value-type="float">
            <text:p>149,89</text:p>
          </table:table-cell>
          <table:table-cell office:value-type="float" office:value="-0.6" calcext:value-type="float">
            <text:p>-0,6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" calcext:value-type="float">
            <text:p>149,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2" calcext:value-type="float">
            <text:p>149,82</text:p>
          </table:table-cell>
          <table:table-cell office:value-type="float" office:value="1.76" calcext:value-type="float">
            <text:p>1,76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6" calcext:value-type="float">
            <text:p>149,46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7" calcext:value-type="float">
            <text:p>150,07</text:p>
          </table:table-cell>
          <table:table-cell office:value-type="float" office:value="-1.16" calcext:value-type="float">
            <text:p>-1,16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99" calcext:value-type="float">
            <text:p>149,99</text:p>
          </table:table-cell>
          <table:table-cell office:value-type="float" office:value="-1.76" calcext:value-type="float">
            <text:p>-1,7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3" calcext:value-type="float">
            <text:p>94403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9.47" calcext:value-type="float">
            <text:p>149,47</text:p>
          </table:table-cell>
          <table:table-cell office:value-type="float" office:value="2.35" calcext:value-type="float">
            <text:p>2,3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3" calcext:value-type="float">
            <text:p>94413</text:p>
          </table:table-cell>
          <table:table-cell office:value-type="float" office:value="592.04" calcext:value-type="float">
            <text:p>592,04</text:p>
          </table:table-cell>
          <table:table-cell office:value-type="float" office:value="149.42" calcext:value-type="float">
            <text:p>149,42</text:p>
          </table:table-cell>
          <table:table-cell office:value-type="float" office:value="-0.6" calcext:value-type="float">
            <text:p>-0,6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3" calcext:value-type="float">
            <text:p>149,53</text:p>
          </table:table-cell>
          <table:table-cell office:value-type="float" office:value="-2.35" calcext:value-type="float">
            <text:p>-2,3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3" calcext:value-type="float">
            <text:p>94413</text:p>
          </table:table-cell>
          <table:table-cell office:value-type="float" office:value="592.04" calcext:value-type="float">
            <text:p>592,04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" calcext:value-type="float">
            <text:p>149,9</text:p>
          </table:table-cell>
          <table:table-cell office:value-type="float" office:value="1.16" calcext:value-type="float">
            <text:p>1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64" calcext:value-type="float">
            <text:p>149,64</text:p>
          </table:table-cell>
          <table:table-cell office:value-type="float" office:value="1.18" calcext:value-type="float">
            <text:p>1,18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61" calcext:value-type="float">
            <text:p>149,61</text:p>
          </table:table-cell>
          <table:table-cell office:value-type="float" office:value="1.77" calcext:value-type="float">
            <text:p>1,7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4" calcext:value-type="float">
            <text:p>149,84</text:p>
          </table:table-cell>
          <table:table-cell office:value-type="float" office:value="-0.58" calcext:value-type="float">
            <text:p>-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3" calcext:value-type="float">
            <text:p>149,3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3" calcext:value-type="float">
            <text:p>149,93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34" calcext:value-type="float">
            <text:p>149,34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1" calcext:value-type="float">
            <text:p>149,51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50.03" calcext:value-type="float">
            <text:p>150,0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8" calcext:value-type="float">
            <text:p>149,58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6" calcext:value-type="float">
            <text:p>-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2" calcext:value-type="float">
            <text:p>149,5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3" calcext:value-type="float">
            <text:p>149,43</text:p>
          </table:table-cell>
          <table:table-cell office:value-type="float" office:value="0.6" calcext:value-type="float">
            <text:p>0,6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8" calcext:value-type="float">
            <text:p>149,4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2" calcext:value-type="float">
            <text:p>149,42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5" calcext:value-type="float">
            <text:p>149,65</text:p>
          </table:table-cell>
          <table:table-cell office:value-type="float" office:value="1.18" calcext:value-type="float">
            <text:p>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50.13" calcext:value-type="float">
            <text:p>150,13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28" calcext:value-type="float">
            <text:p>149,28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50.09" calcext:value-type="float">
            <text:p>150,09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1" calcext:value-type="float">
            <text:p>149,6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7" calcext:value-type="float">
            <text:p>149,57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9" calcext:value-type="float">
            <text:p>149,9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9" calcext:value-type="float">
            <text:p>149,59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2" calcext:value-type="float">
            <text:p>149,52</text:p>
          </table:table-cell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78" calcext:value-type="float">
            <text:p>149,78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.04" calcext:value-type="float">
            <text:p>150,04</text:p>
          </table:table-cell>
          <table:table-cell office:value-type="float" office:value="1.16" calcext:value-type="float">
            <text:p>1,1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8" calcext:value-type="float">
            <text:p>149,98</text:p>
          </table:table-cell>
          <table:table-cell office:value-type="float" office:value="1.18" calcext:value-type="float">
            <text:p>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3" calcext:value-type="float">
            <text:p>149,43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50.03" calcext:value-type="float">
            <text:p>15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74" calcext:value-type="float">
            <text:p>149,74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95" calcext:value-type="float">
            <text:p>149,95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9" calcext:value-type="float">
            <text:p>149,79</text:p>
          </table:table-cell>
          <table:table-cell office:value-type="float" office:value="1.18" calcext:value-type="float">
            <text:p>1,1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74" calcext:value-type="float">
            <text:p>149,74</text:p>
          </table:table-cell>
          <table:table-cell office:value-type="float" office:value="1.76" calcext:value-type="float">
            <text:p>1,7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6" calcext:value-type="float">
            <text:p>150,06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50.06" calcext:value-type="float">
            <text:p>150,06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8" calcext:value-type="float">
            <text:p>150,08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9" calcext:value-type="float">
            <text:p>149,9</text:p>
          </table:table-cell>
          <table:table-cell office:value-type="float" office:value="-0.6" calcext:value-type="float">
            <text:p>-0,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7" calcext:value-type="float">
            <text:p>149,77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3" calcext:value-type="float">
            <text:p>94413</text:p>
          </table:table-cell>
          <table:table-cell office:value-type="float" office:value="592.04" calcext:value-type="float">
            <text:p>592,04</text:p>
          </table:table-cell>
          <table:table-cell office:value-type="float" office:value="149.44" calcext:value-type="float">
            <text:p>149,44</text:p>
          </table:table-cell>
          <table:table-cell office:value-type="float" office:value="-1.18" calcext:value-type="float">
            <text:p>-1,18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42" calcext:value-type="float">
            <text:p>149,42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62" calcext:value-type="float">
            <text:p>149,62</text:p>
          </table:table-cell>
          <table:table-cell office:value-type="float" office:value="1.78" calcext:value-type="float">
            <text:p>1,7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4" calcext:value-type="float">
            <text:p>149,34</text:p>
          </table:table-cell>
          <table:table-cell office:value-type="float" office:value="-0.6" calcext:value-type="float">
            <text:p>-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" calcext:value-type="float">
            <text:p>149,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1" calcext:value-type="float">
            <text:p>149,9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5" calcext:value-type="float">
            <text:p>149,65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5" calcext:value-type="float">
            <text:p>149,9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4" calcext:value-type="float">
            <text:p>149,74</text:p>
          </table:table-cell>
          <table:table-cell office:value-type="float" office:value="-0.58" calcext:value-type="float">
            <text:p>-0,5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5" calcext:value-type="float">
            <text:p>149,55</text:p>
          </table:table-cell>
          <table:table-cell office:value-type="float" office:value="-1.77" calcext:value-type="float">
            <text:p>-1,7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5" calcext:value-type="float">
            <text:p>149,7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8" calcext:value-type="float">
            <text:p>149,58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86" calcext:value-type="float">
            <text:p>149,86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4" calcext:value-type="float">
            <text:p>149,4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7" calcext:value-type="float">
            <text:p>149,57</text:p>
          </table:table-cell>
          <table:table-cell office:value-type="float" office:value="-1.18" calcext:value-type="float">
            <text:p>-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1" calcext:value-type="float">
            <text:p>149,61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9" calcext:value-type="float">
            <text:p>149,5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4" calcext:value-type="float">
            <text:p>149,5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35" calcext:value-type="float">
            <text:p>149,3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5" calcext:value-type="float">
            <text:p>149,75</text:p>
          </table:table-cell>
          <table:table-cell office:value-type="float" office:value="0.58" calcext:value-type="float">
            <text:p>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39" calcext:value-type="float">
            <text:p>149,39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4" calcext:value-type="float">
            <text:p>149,94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25" calcext:value-type="float">
            <text:p>149,2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7" calcext:value-type="float">
            <text:p>149,87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93" calcext:value-type="float">
            <text:p>149,93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9" calcext:value-type="float">
            <text:p>149,59</text:p>
          </table:table-cell>
          <table:table-cell office:value-type="float" office:value="-0.58" calcext:value-type="float">
            <text:p>-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76" calcext:value-type="float">
            <text:p>149,7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71" calcext:value-type="float">
            <text:p>149,71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7" calcext:value-type="float">
            <text:p>149,7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2" calcext:value-type="float">
            <text:p>149,82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68" calcext:value-type="float">
            <text:p>149,6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8" calcext:value-type="float">
            <text:p>149,48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" calcext:value-type="float">
            <text:p>149,9</text:p>
          </table:table-cell>
          <table:table-cell office:value-type="float" office:value="2.36" calcext:value-type="float">
            <text:p>2,36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66" calcext:value-type="float">
            <text:p>149,66</text:p>
          </table:table-cell>
          <table:table-cell office:value-type="float" office:value="-1.17" calcext:value-type="float">
            <text:p>-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71" calcext:value-type="float">
            <text:p>149,71</text:p>
          </table:table-cell>
          <table:table-cell office:value-type="float" office:value="-1.18" calcext:value-type="float">
            <text:p>-1,1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7" calcext:value-type="float">
            <text:p>1,1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3" calcext:value-type="float">
            <text:p>149,6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43" calcext:value-type="float">
            <text:p>149,4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78" calcext:value-type="float">
            <text:p>149,7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8" calcext:value-type="float">
            <text:p>149,38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44" calcext:value-type="float">
            <text:p>149,44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8" calcext:value-type="float">
            <text:p>149,48</text:p>
          </table:table-cell>
          <table:table-cell office:value-type="float" office:value="-0.6" calcext:value-type="float">
            <text:p>-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6" calcext:value-type="float">
            <text:p>149,6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98" calcext:value-type="float">
            <text:p>149,98</text:p>
          </table:table-cell>
          <table:table-cell office:value-type="float" office:value="1.18" calcext:value-type="float">
            <text:p>1,1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92" calcext:value-type="float">
            <text:p>149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8" calcext:value-type="float">
            <text:p>149,3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" calcext:value-type="float">
            <text:p>149,4</text:p>
          </table:table-cell>
          <table:table-cell office:value-type="float" office:value="1.77" calcext:value-type="float">
            <text:p>1,7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26" calcext:value-type="float">
            <text:p>149,26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26" calcext:value-type="float">
            <text:p>149,26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8" calcext:value-type="float">
            <text:p>149,58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9" calcext:value-type="float">
            <text:p>149,89</text:p>
          </table:table-cell>
          <table:table-cell office:value-type="float" office:value="2.34" calcext:value-type="float">
            <text:p>2,3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69" calcext:value-type="float">
            <text:p>149,6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3" calcext:value-type="float">
            <text:p>149,33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7" calcext:value-type="float">
            <text:p>149,77</text:p>
          </table:table-cell>
          <table:table-cell office:value-type="float" office:value="1.18" calcext:value-type="float">
            <text:p>1,1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" calcext:value-type="float">
            <text:p>149,3</text:p>
          </table:table-cell>
          <table:table-cell office:value-type="float" office:value="-1.19" calcext:value-type="float">
            <text:p>-1,19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8" calcext:value-type="float">
            <text:p>149,58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50.07" calcext:value-type="float">
            <text:p>150,07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5" calcext:value-type="float">
            <text:p>149,35</text:p>
          </table:table-cell>
          <table:table-cell office:value-type="float" office:value="0.58" calcext:value-type="float">
            <text:p>0,58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50" calcext:value-type="float">
            <text:p>150</text:p>
          </table:table-cell>
          <table:table-cell office:value-type="float" office:value="1.76" calcext:value-type="float">
            <text:p>1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50.08" calcext:value-type="float">
            <text:p>150,08</text:p>
          </table:table-cell>
          <table:table-cell office:value-type="float" office:value="-1.76" calcext:value-type="float">
            <text:p>-1,7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50.08" calcext:value-type="float">
            <text:p>150,08</text:p>
          </table:table-cell>
          <table:table-cell office:value-type="float" office:value="-1.16" calcext:value-type="float">
            <text:p>-1,1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29" calcext:value-type="float">
            <text:p>149,29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95" calcext:value-type="float">
            <text:p>149,95</text:p>
          </table:table-cell>
          <table:table-cell office:value-type="float" office:value="1.16" calcext:value-type="float">
            <text:p>1,1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4" calcext:value-type="float">
            <text:p>149,54</text:p>
          </table:table-cell>
          <table:table-cell office:value-type="float" office:value="2.37" calcext:value-type="float">
            <text:p>2,37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98" calcext:value-type="float">
            <text:p>149,98</text:p>
          </table:table-cell>
          <table:table-cell office:value-type="float" office:value="-2.34" calcext:value-type="float">
            <text:p>-2,3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1" calcext:value-type="float">
            <text:p>149,51</text:p>
          </table:table-cell>
          <table:table-cell office:value-type="float" office:value="-1.18" calcext:value-type="float">
            <text:p>-1,1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51" calcext:value-type="float">
            <text:p>149,51</text:p>
          </table:table-cell>
          <table:table-cell office:value-type="float" office:value="0.58" calcext:value-type="float">
            <text:p>0,5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91" calcext:value-type="float">
            <text:p>149,91</text:p>
          </table:table-cell>
          <table:table-cell office:value-type="float" office:value="-1.18" calcext:value-type="float">
            <text:p>-1,1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3" calcext:value-type="float">
            <text:p>149,43</text:p>
          </table:table-cell>
          <table:table-cell office:value-type="float" office:value="1.18" calcext:value-type="float">
            <text:p>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79" calcext:value-type="float">
            <text:p>149,7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39" calcext:value-type="float">
            <text:p>149,39</text:p>
          </table:table-cell>
          <table:table-cell office:value-type="float" office:value="1.18" calcext:value-type="float">
            <text:p>1,1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96" calcext:value-type="float">
            <text:p>149,96</text:p>
          </table:table-cell>
          <table:table-cell office:value-type="float" office:value="1.18" calcext:value-type="float">
            <text:p>1,1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53" calcext:value-type="float">
            <text:p>149,53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62" calcext:value-type="float">
            <text:p>149,62</text:p>
          </table:table-cell>
          <table:table-cell office:value-type="float" office:value="-2.37" calcext:value-type="float">
            <text:p>-2,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92" calcext:value-type="float">
            <text:p>149,92</text:p>
          </table:table-cell>
          <table:table-cell office:value-type="float" office:value="-0.6" calcext:value-type="float">
            <text:p>-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79" calcext:value-type="float">
            <text:p>149,79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3" calcext:value-type="float">
            <text:p>149,3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4" calcext:value-type="float">
            <text:p>149,34</text:p>
          </table:table-cell>
          <table:table-cell office:value-type="float" office:value="0.58" calcext:value-type="float">
            <text:p>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35" calcext:value-type="float">
            <text:p>149,3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1" calcext:value-type="float">
            <text:p>149,51</text:p>
          </table:table-cell>
          <table:table-cell office:value-type="float" office:value="0.58" calcext:value-type="float">
            <text:p>0,5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5" calcext:value-type="float">
            <text:p>149,45</text:p>
          </table:table-cell>
          <table:table-cell office:value-type="float" office:value="1.18" calcext:value-type="float">
            <text:p>1,1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8" calcext:value-type="float">
            <text:p>149,58</text:p>
          </table:table-cell>
          <table:table-cell office:value-type="float" office:value="-0.58" calcext:value-type="float">
            <text:p>-0,5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94" calcext:value-type="float">
            <text:p>149,9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53" calcext:value-type="float">
            <text:p>149,53</text:p>
          </table:table-cell>
          <table:table-cell office:value-type="float" office:value="0.58" calcext:value-type="float">
            <text:p>0,5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36" calcext:value-type="float">
            <text:p>149,36</text:p>
          </table:table-cell>
          <table:table-cell office:value-type="float" office:value="-1.19" calcext:value-type="float">
            <text:p>-1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9" calcext:value-type="float">
            <text:p>149,59</text:p>
          </table:table-cell>
          <table:table-cell office:value-type="float" office:value="-0.58" calcext:value-type="float">
            <text:p>-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76" calcext:value-type="float">
            <text:p>149,76</text:p>
          </table:table-cell>
          <table:table-cell office:value-type="float" office:value="0.58" calcext:value-type="float">
            <text:p>0,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94" calcext:value-type="float">
            <text:p>149,9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4" calcext:value-type="float">
            <text:p>149,44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50.01" calcext:value-type="float">
            <text:p>150,01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3" calcext:value-type="float">
            <text:p>94413</text:p>
          </table:table-cell>
          <table:table-cell office:value-type="float" office:value="592.04" calcext:value-type="float">
            <text:p>592,04</text:p>
          </table:table-cell>
          <table:table-cell office:value-type="float" office:value="149.61" calcext:value-type="float">
            <text:p>149,61</text:p>
          </table:table-cell>
          <table:table-cell office:value-type="float" office:value="-1.78" calcext:value-type="float">
            <text:p>-1,7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61" calcext:value-type="float">
            <text:p>149,61</text:p>
          </table:table-cell>
          <table:table-cell office:value-type="float" office:value="1.18" calcext:value-type="float">
            <text:p>1,1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4" calcext:value-type="float">
            <text:p>149,34</text:p>
          </table:table-cell>
          <table:table-cell office:value-type="float" office:value="2.95" calcext:value-type="float">
            <text:p>2,95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69" calcext:value-type="float">
            <text:p>149,69</text:p>
          </table:table-cell>
          <table:table-cell office:value-type="float" office:value="-1.77" calcext:value-type="float">
            <text:p>-1,7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2" calcext:value-type="float">
            <text:p>149,52</text:p>
          </table:table-cell>
          <table:table-cell office:value-type="float" office:value="-1.77" calcext:value-type="float">
            <text:p>-1,77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28" calcext:value-type="float">
            <text:p>149,2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8" calcext:value-type="float">
            <text:p>149,78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6" calcext:value-type="float">
            <text:p>149,3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48" calcext:value-type="float">
            <text:p>149,4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27" calcext:value-type="float">
            <text:p>149,27</text:p>
          </table:table-cell>
          <table:table-cell office:value-type="float" office:value="-1.19" calcext:value-type="float">
            <text:p>-1,19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" calcext:value-type="float">
            <text:p>149,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4" calcext:value-type="float">
            <text:p>149,4</text:p>
          </table:table-cell>
          <table:table-cell office:value-type="float" office:value="2.95" calcext:value-type="float">
            <text:p>2,9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94" calcext:value-type="float">
            <text:p>149,94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69" calcext:value-type="float">
            <text:p>149,69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50.05" calcext:value-type="float">
            <text:p>150,05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" calcext:value-type="float">
            <text:p>149,5</text:p>
          </table:table-cell>
          <table:table-cell office:value-type="float" office:value="0.58" calcext:value-type="float">
            <text:p>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3" calcext:value-type="float">
            <text:p>149,43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6" calcext:value-type="float">
            <text:p>149,6</text:p>
          </table:table-cell>
          <table:table-cell office:value-type="float" office:value="0.58" calcext:value-type="float">
            <text:p>0,58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49" calcext:value-type="float">
            <text:p>149,49</text:p>
          </table:table-cell>
          <table:table-cell office:value-type="float" office:value="-0.6" calcext:value-type="float">
            <text:p>-0,6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52" calcext:value-type="float">
            <text:p>149,52</text:p>
          </table:table-cell>
          <table:table-cell office:value-type="float" office:value="1.18" calcext:value-type="float">
            <text:p>1,1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8" calcext:value-type="float">
            <text:p>94408</text:p>
          </table:table-cell>
          <table:table-cell office:value-type="float" office:value="592.48" calcext:value-type="float">
            <text:p>592,48</text:p>
          </table:table-cell>
          <table:table-cell office:value-type="float" office:value="149.33" calcext:value-type="float">
            <text:p>149,33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4" calcext:value-type="float">
            <text:p>94414</text:p>
          </table:table-cell>
          <table:table-cell office:value-type="float" office:value="591.95" calcext:value-type="float">
            <text:p>591,95</text:p>
          </table:table-cell>
          <table:table-cell office:value-type="float" office:value="149.87" calcext:value-type="float">
            <text:p>149,87</text:p>
          </table:table-cell>
          <table:table-cell office:value-type="float" office:value="-2.94" calcext:value-type="float">
            <text:p>-2,94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85" calcext:value-type="float">
            <text:p>149,85</text:p>
          </table:table-cell>
          <table:table-cell office:value-type="float" office:value="1.18" calcext:value-type="float">
            <text:p>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4" calcext:value-type="float">
            <text:p>94414</text:p>
          </table:table-cell>
          <table:table-cell office:value-type="float" office:value="591.95" calcext:value-type="float">
            <text:p>591,95</text:p>
          </table:table-cell>
          <table:table-cell office:value-type="float" office:value="149.77" calcext:value-type="float">
            <text:p>149,77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2" calcext:value-type="float">
            <text:p>149,6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50.07" calcext:value-type="float">
            <text:p>150,07</text:p>
          </table:table-cell>
          <table:table-cell office:value-type="float" office:value="1.76" calcext:value-type="float">
            <text:p>1,76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8" calcext:value-type="float">
            <text:p>149,6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50.09" calcext:value-type="float">
            <text:p>150,09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7" calcext:value-type="float">
            <text:p>149,7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44" calcext:value-type="float">
            <text:p>149,4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78" calcext:value-type="float">
            <text:p>149,78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3" calcext:value-type="float">
            <text:p>94413</text:p>
          </table:table-cell>
          <table:table-cell office:value-type="float" office:value="592.04" calcext:value-type="float">
            <text:p>592,04</text:p>
          </table:table-cell>
          <table:table-cell office:value-type="float" office:value="149.61" calcext:value-type="float">
            <text:p>149,61</text:p>
          </table:table-cell>
          <table:table-cell office:value-type="float" office:value="-0.6" calcext:value-type="float">
            <text:p>-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82" calcext:value-type="float">
            <text:p>149,82</text:p>
          </table:table-cell>
          <table:table-cell office:value-type="float" office:value="1.18" calcext:value-type="float">
            <text:p>1,1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65" calcext:value-type="float">
            <text:p>149,65</text:p>
          </table:table-cell>
          <table:table-cell office:value-type="float" office:value="1.18" calcext:value-type="float">
            <text:p>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41" calcext:value-type="float">
            <text:p>149,41</text:p>
          </table:table-cell>
          <table:table-cell office:value-type="float" office:value="-1.77" calcext:value-type="float">
            <text:p>-1,7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3" calcext:value-type="float">
            <text:p>94413</text:p>
          </table:table-cell>
          <table:table-cell office:value-type="float" office:value="592.04" calcext:value-type="float">
            <text:p>592,04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4" calcext:value-type="float">
            <text:p>94404</text:p>
          </table:table-cell>
          <table:table-cell office:value-type="float" office:value="592.83" calcext:value-type="float">
            <text:p>592,83</text:p>
          </table:table-cell>
          <table:table-cell office:value-type="float" office:value="149.91" calcext:value-type="float">
            <text:p>149,91</text:p>
          </table:table-cell>
          <table:table-cell office:value-type="float" office:value="1.76" calcext:value-type="float">
            <text:p>1,76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46" calcext:value-type="float">
            <text:p>149,46</text:p>
          </table:table-cell>
          <table:table-cell office:value-type="float" office:value="1.18" calcext:value-type="float">
            <text:p>1,1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6" calcext:value-type="float">
            <text:p>-0,6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5" calcext:value-type="float">
            <text:p>149,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5" calcext:value-type="float">
            <text:p>149,65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6" calcext:value-type="float">
            <text:p>149,6</text:p>
          </table:table-cell>
          <table:table-cell office:value-type="float" office:value="-0.58" calcext:value-type="float">
            <text:p>-0,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62" calcext:value-type="float">
            <text:p>149,62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35" calcext:value-type="float">
            <text:p>149,35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85" calcext:value-type="float">
            <text:p>149,85</text:p>
          </table:table-cell>
          <table:table-cell office:value-type="float" office:value="-1.16" calcext:value-type="float">
            <text:p>-1,1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38" calcext:value-type="float">
            <text:p>149,38</text:p>
          </table:table-cell>
          <table:table-cell office:value-type="float" office:value="-0.58" calcext:value-type="float">
            <text:p>-0,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6" calcext:value-type="float">
            <text:p>149,56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09" calcext:value-type="float">
            <text:p>94409</text:p>
          </table:table-cell>
          <table:table-cell office:value-type="float" office:value="592.39" calcext:value-type="float">
            <text:p>592,39</text:p>
          </table:table-cell>
          <table:table-cell office:value-type="float" office:value="149.61" calcext:value-type="float">
            <text:p>149,61</text:p>
          </table:table-cell>
          <table:table-cell office:value-type="float" office:value="1.77" calcext:value-type="float">
            <text:p>1,77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50.02" calcext:value-type="float">
            <text:p>150,0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87" calcext:value-type="float">
            <text:p>149,87</text:p>
          </table:table-cell>
          <table:table-cell office:value-type="float" office:value="-1.18" calcext:value-type="float">
            <text:p>-1,1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36" calcext:value-type="float">
            <text:p>149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97" calcext:value-type="float">
            <text:p>149,97</text:p>
          </table:table-cell>
          <table:table-cell office:value-type="float" office:value="-0.58" calcext:value-type="float">
            <text:p>-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49.46" calcext:value-type="float">
            <text:p>149,46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6" calcext:value-type="float">
            <text:p>94406</text:p>
          </table:table-cell>
          <table:table-cell office:value-type="float" office:value="592.65" calcext:value-type="float">
            <text:p>592,65</text:p>
          </table:table-cell>
          <table:table-cell office:value-type="float" office:value="149.52" calcext:value-type="float">
            <text:p>149,5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63" calcext:value-type="float">
            <text:p>149,63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" calcext:value-type="float">
            <text:p>149,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34" calcext:value-type="float">
            <text:p>149,34</text:p>
          </table:table-cell>
          <table:table-cell office:value-type="float" office:value="1.19" calcext:value-type="float">
            <text:p>1,19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53" calcext:value-type="float">
            <text:p>149,53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2" calcext:value-type="float">
            <text:p>94412</text:p>
          </table:table-cell>
          <table:table-cell office:value-type="float" office:value="592.13" calcext:value-type="float">
            <text:p>592,13</text:p>
          </table:table-cell>
          <table:table-cell office:value-type="float" office:value="149.44" calcext:value-type="float">
            <text:p>149,44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3" calcext:value-type="float">
            <text:p>94413</text:p>
          </table:table-cell>
          <table:table-cell office:value-type="float" office:value="592.04" calcext:value-type="float">
            <text:p>592,04</text:p>
          </table:table-cell>
          <table:table-cell office:value-type="float" office:value="149.7" calcext:value-type="float">
            <text:p>149,7</text:p>
          </table:table-cell>
          <table:table-cell office:value-type="float" office:value="-0.6" calcext:value-type="float">
            <text:p>-0,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7" calcext:value-type="float">
            <text:p>94407</text:p>
          </table:table-cell>
          <table:table-cell office:value-type="float" office:value="592.57" calcext:value-type="float">
            <text:p>592,57</text:p>
          </table:table-cell>
          <table:table-cell office:value-type="float" office:value="149.34" calcext:value-type="float">
            <text:p>149,34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1" calcext:value-type="float">
            <text:p>94411</text:p>
          </table:table-cell>
          <table:table-cell office:value-type="float" office:value="592.21" calcext:value-type="float">
            <text:p>592,21</text:p>
          </table:table-cell>
          <table:table-cell office:value-type="float" office:value="150.01" calcext:value-type="float">
            <text:p>150,01</text:p>
          </table:table-cell>
          <table:table-cell office:value-type="float" office:value="1.18" calcext:value-type="float">
            <text:p>1,1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94405" calcext:value-type="float">
            <text:p>94405</text:p>
          </table:table-cell>
          <table:table-cell office:value-type="float" office:value="592.74" calcext:value-type="float">
            <text:p>592,74</text:p>
          </table:table-cell>
          <table:table-cell office:value-type="float" office:value="149.81" calcext:value-type="float">
            <text:p>149,81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9.19" calcext:value-type="float">
            <text:p>19,19</text:p>
          </table:table-cell>
          <table:table-cell office:value-type="float" office:value="94410" calcext:value-type="float">
            <text:p>94410</text:p>
          </table:table-cell>
          <table:table-cell office:value-type="float" office:value="592.3" calcext:value-type="float">
            <text:p>592,3</text:p>
          </table:table-cell>
          <table:table-cell office:value-type="float" office:value="149.78" calcext:value-type="float">
            <text:p>149,78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8:27:50.1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ylo Mitev</meta:initial-creator>
    <meta:creation-date>2018-04-10T18:07:08.893000000</meta:creation-date>
    <dc:date>2018-04-10T20:19:56.522000000</dc:date>
    <dc:creator>Ivaylo Mitev</dc:creator>
    <meta:editing-duration>PT1H53M32S</meta:editing-duration>
    <meta:editing-cycles>5</meta:editing-cycles>
    <meta:generator>LibreOffice/5.4.5.1$Windows_X86_64 LibreOffice_project/79c9829dd5d8054ec39a82dc51cd9eff340dbee8</meta:generator>
    <meta:document-statistic meta:table-count="1" meta:cell-count="6648" meta:object-count="0"/>
  </office:meta>
</office:document-meta>
</file>